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Menlo, Monaco, 'Lucida Console', 'Liberation Mono', 'DejaVu Sans Mono', 'Bitstream Vera Sans Mono', 'Courier New', monospace, sans-serif"/>
    <style:font-face style:name="Courier New" svg:font-family="'Courier New', Courier, fixed, monospace"/>
    <style:font-face style:name="Droid Sans Mono" svg:font-family="'Droid Sans Mono', monospace, monospace, 'Droid Sans Fallback'"/>
    <style:font-face style:name="Liberation Mono1" svg:font-family="'Liberation Mono', Consolas, Monaco, 'Andale Mono', 'Ubuntu Mono', monospace"/>
    <style:font-face style:name="Liberation Serif1" svg:font-family="'Liberation Serif'"/>
    <style:font-face style:name="Menlo" svg:font-family="Menlo, Monaco, 'Andale Mono', 'lucida console', 'Courier New', monospace"/>
    <style:font-face style:name="Menlo1" svg:font-family="Menlo, Monaco, Consolas, 'Courier New', monospace"/>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9.209cm" style:rel-width="100%" table:align="left"/>
    </style:style>
    <style:style style:name="Tabla1.A" style:family="table-column">
      <style:table-column-properties style:column-width="4.93cm" style:rel-column-width="16822*"/>
    </style:style>
    <style:style style:name="Tabla1.B" style:family="table-column">
      <style:table-column-properties style:column-width="1.923cm" style:rel-column-width="6561*"/>
    </style:style>
    <style:style style:name="Tabla1.C" style:family="table-column">
      <style:table-column-properties style:column-width="12.354cm" style:rel-column-width="42152*"/>
    </style:style>
    <style:style style:name="Tabla1.A1" style:family="table-cell">
      <style:table-cell-properties style:vertical-align="middle" fo:padding="0cm" fo:border="none"/>
    </style:style>
    <style:style style:name="Tabla2" style:family="table">
      <style:table-properties style:width="17.806cm" table:align="left" fo:background-color="#ffffff">
        <style:background-image/>
      </style:table-properties>
    </style:style>
    <style:style style:name="Tabla2.A" style:family="table-column">
      <style:table-column-properties style:column-width="1.296cm"/>
    </style:style>
    <style:style style:name="Tabla2.B" style:family="table-column">
      <style:table-column-properties style:column-width="16.51cm"/>
    </style:style>
    <style:style style:name="Tabla2.1" style:family="table-row">
      <style:table-row-properties fo:background-color="transparent">
        <style:background-image/>
      </style:table-row-properties>
    </style:style>
    <style:style style:name="Tabla2.A1" style:family="table-cell">
      <style:table-cell-properties fo:background-color="transparent" fo:padding-left="0.132cm" fo:padding-right="0.132cm" fo:padding-top="0.049cm" fo:padding-bottom="0.049cm" fo:border="0.5pt outset #808080">
        <style:background-image/>
      </style:table-cell-properties>
    </style:style>
    <style:style style:name="P1"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style:style>
    <style:style style:name="P2"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paragraph-rsid="002187e3"/>
    </style:style>
    <style:style style:name="P3"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163278" officeooo:paragraph-rsid="00163278"/>
    </style:style>
    <style:style style:name="P4"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171438" officeooo:paragraph-rsid="00171438"/>
    </style:style>
    <style:style style:name="P5"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1b1f99" officeooo:paragraph-rsid="001b1f99"/>
    </style:style>
    <style:style style:name="P6"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1b1f99" officeooo:paragraph-rsid="001f7436"/>
    </style:style>
    <style:style style:name="P7"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1de9e5" officeooo:paragraph-rsid="001de9e5"/>
    </style:style>
    <style:style style:name="P8"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1f473a" officeooo:paragraph-rsid="001f7436"/>
    </style:style>
    <style:style style:name="P9"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1d4e1a" officeooo:paragraph-rsid="001f7436"/>
    </style:style>
    <style:style style:name="P10"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21e97b" officeooo:paragraph-rsid="001f7436"/>
    </style:style>
    <style:style style:name="P11"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2187e3" officeooo:paragraph-rsid="002187e3"/>
    </style:style>
    <style:style style:name="P12"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23281b" officeooo:paragraph-rsid="0023281b"/>
    </style:style>
    <style:style style:name="P13"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3608eb" officeooo:paragraph-rsid="003608eb"/>
    </style:style>
    <style:style style:name="P14"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1b1f99" officeooo:paragraph-rsid="001f7436" fo:background-color="transparent" style:font-size-asian="11pt" style:font-size-complex="11pt"/>
    </style:style>
    <style:style style:name="P15"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1b1f99" officeooo:paragraph-rsid="0024c2aa" fo:background-color="transparent" style:font-size-asian="11pt" style:font-size-complex="11pt"/>
    </style:style>
    <style:style style:name="P16"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1b1f99" officeooo:paragraph-rsid="003281cc" fo:background-color="transparent" style:font-size-asian="11pt" style:font-size-complex="11pt"/>
    </style:style>
    <style:style style:name="P17"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203fcb" officeooo:paragraph-rsid="00203fcb" fo:background-color="transparent" style:font-size-asian="11pt" style:font-size-complex="11pt"/>
    </style:style>
    <style:style style:name="P18"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27dfc6" officeooo:paragraph-rsid="0027dfc6" fo:background-color="transparent" style:font-size-asian="11pt" style:font-size-complex="11pt"/>
    </style:style>
    <style:style style:name="P19"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282d0f" officeooo:paragraph-rsid="00282d0f" fo:background-color="transparent" style:font-size-asian="11pt" style:font-size-complex="11pt"/>
    </style:style>
    <style:style style:name="P20"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282d0f" officeooo:paragraph-rsid="002976da" fo:background-color="transparent" style:font-size-asian="11pt" style:font-size-complex="11pt"/>
    </style:style>
    <style:style style:name="P21"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2ea664" officeooo:paragraph-rsid="002ea664" fo:background-color="transparent" style:font-size-asian="11pt" style:font-size-complex="11pt"/>
    </style:style>
    <style:style style:name="P22"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305494" officeooo:paragraph-rsid="00305494" fo:background-color="transparent" style:font-size-asian="11pt" style:font-size-complex="11pt"/>
    </style:style>
    <style:style style:name="P23"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style:text-underline-style="none" fo:font-weight="normal" officeooo:rsid="003dc1a6" officeooo:paragraph-rsid="003dc1a6" fo:background-color="transparent" style:font-size-asian="11pt" style:font-size-complex="11pt"/>
    </style:style>
    <style:style style:name="P24"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000000" style:font-name="Liberation Serif" fo:font-size="11pt" fo:letter-spacing="normal" fo:font-style="normal" style:text-underline-style="none" fo:font-weight="normal" officeooo:rsid="00c7d9ac" officeooo:paragraph-rsid="001e99c4" fo:background-color="transparent" style:font-size-asian="11pt" style:font-size-complex="11pt"/>
    </style:style>
    <style:style style:name="P25"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d4d4d4" style:font-name="Droid Sans Mono" fo:font-size="10.5pt" fo:letter-spacing="normal" fo:font-style="normal" fo:font-weight="normal" officeooo:rsid="003608eb" officeooo:paragraph-rsid="003608eb" fo:background-color="#1e1e1e"/>
    </style:style>
    <style:style style:name="P26" style:family="paragraph" style:parent-style-name="Standard">
      <style:paragraph-properties fo:margin-left="0cm" fo:margin-right="0cm" style:line-height-at-least="0.476cm" fo:text-align="start" style:justify-single-word="false" fo:widows="1" fo:text-indent="0cm" style:auto-text-indent="false"/>
      <style:text-properties officeooo:paragraph-rsid="002976da"/>
    </style:style>
    <style:style style:name="P27" style:family="paragraph" style:parent-style-name="Preformatted_20_Text">
      <style:paragraph-properties fo:margin-left="0cm" fo:margin-right="0cm" fo:margin-top="0cm" fo:margin-bottom="0cm" loext:contextual-spacing="false" fo:text-align="start" style:justify-single-word="false" fo:widows="1" fo:text-indent="0cm" style:auto-text-indent="false" fo:padding="0cm" fo:border="none"/>
    </style:style>
    <style:style style:name="P28" style:family="paragraph" style:parent-style-name="Table_20_Contents">
      <loext:graphic-properties draw:fill="none" draw:fill-color="#ffffff"/>
      <style:paragraph-properties fo:margin-left="0cm" fo:margin-right="0cm" fo:margin-top="0cm" fo:margin-bottom="0cm" loext:contextual-spacing="false" fo:line-height="175%" fo:text-align="start" style:justify-single-word="false" fo:text-indent="0cm" style:auto-text-indent="false" fo:background-color="transparent" fo:padding="0cm" fo:border="none"/>
      <style:text-properties fo:font-size="9.75pt" fo:font-weight="bold" fo:background-color="transparent" loext:padding="0cm" loext:border="none"/>
    </style:style>
    <style:style style:name="P29" style:family="paragraph" style:parent-style-name="Table_20_Contents">
      <loext:graphic-properties draw:fill="none" draw:fill-color="#ffffff"/>
      <style:paragraph-properties fo:margin-left="0cm" fo:margin-right="0cm" fo:margin-top="0cm" fo:margin-bottom="0cm" loext:contextual-spacing="false" fo:line-height="175%" fo:text-align="start" style:justify-single-word="false" fo:text-indent="0cm" style:auto-text-indent="false" fo:background-color="transparent" fo:padding="0cm" fo:border="none"/>
      <style:text-properties fo:font-size="9.75pt"/>
    </style:style>
    <style:style style:name="P30" style:family="paragraph" style:parent-style-name="Table_20_Contents">
      <loext:graphic-properties draw:fill="none" draw:fill-color="#ffffff"/>
      <style:paragraph-properties fo:margin-left="0cm" fo:margin-right="0cm" fo:margin-top="0cm" fo:margin-bottom="0cm" loext:contextual-spacing="false" fo:line-height="175%" fo:text-align="start" style:justify-single-word="false" fo:text-indent="0cm" style:auto-text-indent="false" fo:background-color="transparent" fo:padding="0cm" fo:border="none"/>
    </style:style>
    <style:style style:name="P3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style:font-name="Liberation Serif" fo:font-size="11pt" fo:font-weight="normal" style:font-size-asian="11pt" style:font-size-complex="11pt"/>
    </style:style>
    <style:style style:name="P3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style>
    <style:style style:name="P3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iberation Serif" fo:font-size="11pt" style:font-size-asian="11pt" style:font-size-complex="11pt"/>
    </style:style>
    <style:style style:name="P35" style:family="paragraph" style:parent-style-name="Table_20_Contents">
      <style:paragraph-properties fo:margin-left="0cm" fo:margin-right="0cm" fo:margin-top="0cm" fo:margin-bottom="0cm" loext:contextual-spacing="false" style:line-height-at-least="0.423cm" fo:text-align="start" style:justify-single-word="false" fo:text-indent="0cm" style:auto-text-indent="false"/>
      <style:text-properties style:font-name="Liberation Serif" fo:font-size="11pt" style:font-size-asian="11pt" style:font-size-complex="11pt"/>
    </style:style>
    <style:style style:name="P36" style:family="paragraph" style:parent-style-name="Text_20_body">
      <style:paragraph-properties fo:margin-left="0cm" fo:margin-right="0cm" style:line-height-at-least="0.476cm" fo:text-align="start" style:justify-single-word="false" fo:widows="1" fo:text-indent="0cm" style:auto-text-indent="false"/>
      <style:text-properties officeooo:paragraph-rsid="00163278"/>
    </style:style>
    <style:style style:name="P37" style:family="paragraph" style:parent-style-name="Text_20_body">
      <style:paragraph-properties fo:margin-left="0cm" fo:margin-right="0cm" style:line-height-at-least="0.476cm" fo:text-align="start" style:justify-single-word="false" fo:widows="1" fo:text-indent="0cm" style:auto-text-indent="false"/>
      <style:text-properties officeooo:paragraph-rsid="0027dfc6"/>
    </style:style>
    <style:style style:name="P38" style:family="paragraph" style:parent-style-name="Text_20_body">
      <style:paragraph-properties fo:margin-left="0cm" fo:margin-right="0cm" fo:text-align="justify" style:justify-single-word="false" fo:orphans="2" fo:widows="2" fo:text-indent="0cm" style:auto-text-indent="false"/>
    </style:style>
    <style:style style:name="P39" style:family="paragraph" style:parent-style-name="Text_20_body">
      <style:paragraph-properties fo:margin-left="0cm" fo:margin-right="0cm" style:line-height-at-least="0.476cm" fo:text-align="start" style:justify-single-word="false" fo:widows="1" fo:text-indent="0cm" style:auto-text-indent="false"/>
      <style:text-properties fo:font-size="12pt" fo:font-weight="normal" officeooo:paragraph-rsid="00302602" style:font-size-asian="12pt" style:font-weight-asian="normal" style:font-size-complex="12pt" style:font-weight-complex="normal"/>
    </style:style>
    <style:style style:name="P40" style:family="paragraph" style:parent-style-name="Preformatted_20_Text">
      <style:paragraph-properties fo:margin-left="0cm" fo:margin-right="0cm" style:line-height-at-least="0.476cm" fo:text-align="start" style:justify-single-word="false" fo:widows="1" fo:text-indent="0cm" style:auto-text-indent="false"/>
      <style:text-properties fo:font-variant="normal" fo:text-transform="none" fo:color="#000000" style:font-name="Menlo" fo:font-size="9.75pt" fo:letter-spacing="normal" fo:font-style="normal" fo:font-weight="normal" officeooo:rsid="00163278" officeooo:paragraph-rsid="00163278"/>
    </style:style>
    <style:style style:name="P41" style:family="paragraph" style:parent-style-name="Preformatted_20_Text">
      <style:paragraph-properties fo:margin-left="0cm" fo:margin-right="0cm" style:line-height-at-least="0.476cm" fo:text-align="start" style:justify-single-word="false" fo:widows="1" fo:text-indent="0cm" style:auto-text-indent="false"/>
      <style:text-properties fo:font-variant="normal" fo:text-transform="none" fo:color="#333333" style:font-name="Menlo1" fo:font-size="11.25pt" fo:letter-spacing="normal" fo:font-style="normal" style:text-underline-style="none" fo:font-weight="normal" officeooo:rsid="003d87a1" officeooo:paragraph-rsid="003d87a1" fo:background-color="transparent" style:font-size-asian="11pt" style:font-size-complex="11pt"/>
    </style:style>
    <style:style style:name="P42" style:family="paragraph" style:parent-style-name="Preformatted_20_Text">
      <style:paragraph-properties fo:margin-left="0cm" fo:margin-right="0cm" style:line-height-at-least="0.476cm" fo:text-align="start" style:justify-single-word="false" fo:widows="1" fo:text-indent="0cm" style:auto-text-indent="false" fo:break-before="page"/>
      <style:text-properties fo:font-variant="normal" fo:text-transform="none" fo:color="#000000" style:font-name="Menlo" fo:font-size="9.75pt" fo:letter-spacing="normal" fo:font-style="normal" fo:font-weight="normal" officeooo:rsid="00163278" officeooo:paragraph-rsid="00163278"/>
    </style:style>
    <style:style style:name="P43" style:family="paragraph" style:parent-style-name="Standard">
      <style:paragraph-properties fo:margin-left="0cm" fo:margin-right="0cm" style:line-height-at-least="0.476cm" fo:text-align="start" style:justify-single-word="false" fo:widows="1" fo:text-indent="0cm" style:auto-text-indent="false" fo:break-before="page"/>
      <style:text-properties fo:font-variant="normal" fo:text-transform="none" fo:color="#000000" style:font-name="Menlo" fo:font-size="9.75pt" fo:letter-spacing="normal" fo:font-style="normal" style:text-underline-style="none" fo:font-weight="normal" officeooo:rsid="0027dfc6" officeooo:paragraph-rsid="0027dfc6" fo:background-color="transparent" style:font-size-asian="11pt" style:font-size-complex="11pt"/>
    </style:style>
    <style:style style:name="P44" style:family="paragraph" style:parent-style-name="Standard">
      <style:paragraph-properties fo:margin-left="0cm" fo:margin-right="0cm" style:line-height-at-least="0.476cm" fo:text-align="start" style:justify-single-word="false" fo:widows="1" fo:text-indent="0cm" style:auto-text-indent="false" fo:break-before="page"/>
      <style:text-properties fo:font-variant="normal" fo:text-transform="none" fo:color="#000000" style:font-name="Menlo" fo:font-size="9.75pt" fo:letter-spacing="normal" fo:font-style="normal" style:text-underline-style="none" fo:font-weight="normal" officeooo:rsid="003d87a1" officeooo:paragraph-rsid="003d87a1" fo:background-color="transparent" style:font-size-asian="11pt" style:font-size-complex="11pt"/>
    </style:style>
    <style:style style:name="P45" style:family="paragraph" style:parent-style-name="Table_20_Contents">
      <style:paragraph-properties fo:margin-left="0cm" fo:margin-right="0cm" fo:text-indent="0cm" style:auto-text-indent="false"/>
      <style:text-properties style:font-name="Liberation Serif" fo:font-size="11pt" style:font-size-asian="11pt" style:font-size-complex="11pt"/>
    </style:style>
    <style:style style:name="P46" style:family="paragraph" style:parent-style-name="Table_20_Contents">
      <style:paragraph-properties fo:margin-left="0cm" fo:margin-right="0cm" fo:text-indent="0cm" style:auto-text-indent="false"/>
      <style:text-properties fo:font-size="2pt" style:font-size-asian="2pt" style:font-size-complex="2pt"/>
    </style:style>
    <style:style style:name="P47" style:family="paragraph" style:parent-style-name="Table_20_Contents">
      <loext:graphic-properties draw:fill="none" draw:fill-color="#ffffff"/>
      <style:paragraph-properties fo:margin-left="0cm" fo:margin-right="0cm" fo:margin-top="0cm" fo:margin-bottom="0.397cm" loext:contextual-spacing="false" fo:line-height="175%" fo:text-align="start" style:justify-single-word="false" fo:text-indent="0cm" style:auto-text-indent="false" fo:background-color="transparent" fo:padding="0cm" fo:border="none"/>
      <style:text-properties fo:font-size="9.75pt"/>
    </style:style>
    <style:style style:name="P48" style:family="paragraph" style:parent-style-name="Preformatted_20_Text">
      <style:paragraph-properties fo:margin-top="0cm" fo:margin-bottom="0cm" loext:contextual-spacing="false" fo:text-align="start" style:justify-single-word="false" fo:widows="1" fo:padding="0cm" fo:border="none"/>
    </style:style>
    <style:style style:name="P49" style:family="paragraph" style:parent-style-name="Table_20_Contents">
      <style:paragraph-properties fo:margin-top="0cm" fo:margin-bottom="0cm" loext:contextual-spacing="false" fo:text-align="start" style:justify-single-word="false"/>
      <style:text-properties style:font-name="Liberation Serif" fo:font-size="11pt" style:font-size-asian="11pt" style:font-size-complex="11pt"/>
    </style:style>
    <style:style style:name="P50" style:family="paragraph" style:parent-style-name="Text_20_body">
      <style:text-properties fo:font-size="12pt" fo:font-weight="normal" officeooo:paragraph-rsid="00302602" style:font-size-asian="12pt" style:font-weight-asian="normal" style:font-size-complex="12pt" style:font-weight-complex="normal"/>
    </style:style>
    <style:style style:name="P51" style:family="paragraph" style:parent-style-name="Preformatted_20_Text">
      <loext:graphic-properties draw:fill="solid" draw:fill-color="#eff1f9" draw:opacity="100%"/>
      <style:paragraph-properties fo:margin-top="0cm" fo:margin-bottom="0.291cm" loext:contextual-spacing="false" fo:line-height="142%" fo:orphans="2" fo:widows="2" fo:background-color="#eff1f9" fo:padding="0.265cm" fo:border-left="3.74pt solid #9fa7d9" fo:border-right="0.74pt solid #dddddd" fo:border-top="0.74pt solid #dddddd" fo:border-bottom="0.74pt solid #dddddd"/>
    </style:style>
    <style:style style:name="P52" style:family="paragraph" style:parent-style-name="Preformatted_20_Text">
      <loext:graphic-properties draw:fill="solid" draw:fill-color="#eff1f9" draw:opacity="100%"/>
      <style:paragraph-properties fo:margin-top="0cm" fo:margin-bottom="0.291cm" loext:contextual-spacing="false" fo:line-height="142%" fo:orphans="2" fo:widows="2" fo:background-color="#eff1f9" fo:padding="0.265cm" fo:border-left="3.74pt solid #9fa7d9" fo:border-right="0.74pt solid #dddddd" fo:border-top="0.74pt solid #dddddd" fo:border-bottom="0.74pt solid #dddddd"/>
      <style:text-properties fo:font-variant="normal" fo:text-transform="none" fo:color="#333333" fo:letter-spacing="normal"/>
    </style:style>
    <style:style style:name="P53" style:family="paragraph" style:parent-style-name="Preformatted_20_Text">
      <loext:graphic-properties draw:fill="solid" draw:fill-color="#eff1f9" draw:opacity="100%"/>
      <style:paragraph-properties fo:margin-top="0cm" fo:margin-bottom="0.291cm" loext:contextual-spacing="false" fo:line-height="142%" fo:orphans="2" fo:widows="2" fo:background-color="#eff1f9" fo:padding="0.265cm" fo:border-left="3.74pt solid #9fa7d9" fo:border-right="0.74pt solid #dddddd" fo:border-top="0.74pt solid #dddddd" fo:border-bottom="0.74pt solid #dddddd"/>
      <style:text-properties fo:color="#333333" style:font-name="Menlo1" fo:font-size="11.25pt" fo:font-weight="normal" officeooo:paragraph-rsid="003e85e7"/>
    </style:style>
    <style:style style:name="P54" style:family="paragraph" style:parent-style-name="Preformatted_20_Text" style:list-style-name="L3">
      <loext:graphic-properties draw:fill="solid" draw:fill-color="#eff1f9" draw:opacity="100%"/>
      <style:paragraph-properties fo:margin-top="0cm" fo:margin-bottom="0.291cm" loext:contextual-spacing="false" fo:line-height="142%" fo:text-align="start" style:justify-single-word="false" fo:orphans="2" fo:widows="2" fo:background-color="#eff1f9" fo:padding="0.265cm" fo:border-left="3.74pt solid #9fa7d9" fo:border-right="0.74pt solid #dddddd" fo:border-top="0.74pt solid #dddddd" fo:border-bottom="0.74pt solid #dddddd"/>
      <style:text-properties fo:color="#333333" style:font-name="Menlo1" fo:font-size="11.25pt" style:text-underline-style="none" fo:font-weight="normal" officeooo:rsid="02d46f43" officeooo:paragraph-rsid="003e85e7" fo:background-color="transparent" style:font-name-asian="Liberation Serif1" style:font-size-asian="10.5pt" style:font-name-complex="Liberation Serif1" style:font-size-complex="10.5pt"/>
    </style:style>
    <style:style style:name="P55" style:family="paragraph" style:parent-style-name="Text_20_body" style:list-style-name="L1">
      <style:paragraph-properties fo:margin-top="0cm" fo:margin-bottom="0.247cm" loext:contextual-spacing="false" style:line-height-at-least="0.661cm" fo:text-align="justify" style:justify-single-word="false" fo:orphans="2" fo:widows="2"/>
    </style:style>
    <style:style style:name="P56" style:family="paragraph" style:parent-style-name="Text_20_body" style:list-style-name="L2">
      <style:paragraph-properties fo:margin-top="0cm" fo:margin-bottom="0.247cm" loext:contextual-spacing="false" style:line-height-at-least="0.661cm" fo:text-align="justify" style:justify-single-word="false" fo:orphans="2" fo:widows="2"/>
    </style:style>
    <style:style style:name="P57" style:family="paragraph" style:parent-style-name="Heading_20_1" style:list-style-name="">
      <style:text-properties fo:font-size="12pt" fo:font-weight="bold" officeooo:paragraph-rsid="00302602" style:font-size-asian="12pt" style:font-weight-asian="bold" style:font-size-complex="12pt" style:font-weight-complex="bold"/>
    </style:style>
    <style:style style:name="P58" style:family="paragraph" style:parent-style-name="Standard" style:list-style-name="L3">
      <style:paragraph-properties fo:margin-left="0cm" fo:margin-right="0cm" fo:line-height="100%" fo:text-align="start" style:justify-single-word="false" fo:widows="1" fo:text-indent="0cm" style:auto-text-indent="false"/>
      <style:text-properties fo:font-variant="normal" fo:text-transform="none" style:use-window-font-color="true" style:font-name="Liberation Serif" fo:font-size="10.5pt" fo:letter-spacing="normal" fo:font-style="normal" style:text-underline-style="none" fo:font-weight="normal" officeooo:rsid="02d58e2c" officeooo:paragraph-rsid="003e85e7" fo:background-color="transparent" style:font-name-asian="Liberation Serif1" style:font-size-asian="10.5pt" style:font-name-complex="Liberation Serif1" style:font-size-complex="10.5pt"/>
    </style:style>
    <style:style style:name="P59" style:family="paragraph" style:parent-style-name="Standard" style:list-style-name="L3">
      <style:paragraph-properties fo:line-height="100%" fo:text-align="start" style:justify-single-word="false"/>
      <style:text-properties style:use-window-font-color="true" style:font-name="Liberation Serif" fo:font-size="10.5pt" style:text-underline-style="none" fo:font-weight="normal" officeooo:rsid="02d46f43" officeooo:paragraph-rsid="003e85e7" fo:background-color="transparent" style:font-name-asian="Liberation Serif1" style:font-size-asian="10.5pt" style:font-name-complex="Liberation Serif1" style:font-size-complex="10.5pt"/>
    </style:style>
    <style:style style:name="T1" style:family="text">
      <style:text-properties officeooo:rsid="00163278"/>
    </style:style>
    <style:style style:name="T2" style:family="text">
      <style:text-properties fo:color="#303336" style:font-name="inherit" fo:background-color="#eff0f1" loext:char-shading-value="0" loext:padding="0cm" loext:border="none"/>
    </style:style>
    <style:style style:name="T3" style:family="text">
      <style:text-properties fo:color="#303336" style:font-name="Consolas" fo:background-color="#eff0f1" loext:char-shading-value="0" loext:padding="0cm" loext:border="none"/>
    </style:style>
    <style:style style:name="T4" style:family="text">
      <style:text-properties fo:color="#303336" style:font-name="Liberation Serif" fo:font-size="11pt" fo:background-color="#eff0f1" loext:char-shading-value="0" style:font-size-asian="11pt" style:font-size-complex="11pt" loext:padding="0cm" loext:border="none"/>
    </style:style>
    <style:style style:name="T5" style:family="text">
      <style:text-properties fo:color="#858c93" style:font-name="inherit" fo:background-color="#eff0f1" loext:char-shading-value="0" loext:padding="0cm" loext:border="none"/>
    </style:style>
    <style:style style:name="T6"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8" style:family="text">
      <style:text-properties fo:font-variant="normal" fo:text-transform="none" fo:color="#303336" fo:letter-spacing="normal" fo:background-color="#eff0f1" loext:char-shading-value="0" loext:padding="0cm" loext:border="none"/>
    </style:style>
    <style:style style:name="T9"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1" style:family="text">
      <style:text-properties fo:font-variant="normal" fo:text-transform="none" fo:color="#686868" style:font-name="Liberation Serif" fo:font-size="11pt" fo:letter-spacing="normal" fo:font-style="normal" fo:font-weight="normal" officeooo:rsid="00163278" fo:background-color="#eff0f1" loext:char-shading-value="0" style:font-size-asian="11pt" style:font-size-complex="11pt" loext:padding="0cm" loext:border="none"/>
    </style:style>
    <style:style style:name="T12" style:family="text">
      <style:text-properties fo:font-variant="normal" fo:text-transform="none" fo:color="#686868" style:font-name="Liberation Serif" fo:font-size="12pt" fo:letter-spacing="normal" fo:font-style="normal" fo:font-weight="normal" officeooo:rsid="00163278" fo:background-color="#eff0f1" loext:char-shading-value="0" style:font-size-asian="12pt" style:font-weight-asian="normal" style:font-size-complex="12pt" style:font-weight-complex="normal" loext:padding="0cm" loext:border="none"/>
    </style:style>
    <style:style style:name="T13" style:family="text">
      <style:text-properties fo:font-variant="normal" fo:text-transform="none" fo:color="#43a6df" style:text-line-through-style="none" style:text-line-through-type="none" style:font-name="Liberation Serif" fo:font-size="11pt" fo:letter-spacing="normal" fo:font-style="normal" style:text-underline-style="none" fo:font-weight="bold" officeooo:rsid="00163278" style:text-blinking="false" fo:background-color="#eff0f1" loext:char-shading-value="0" style:font-size-asian="11pt" style:font-size-complex="11pt" loext:padding="0cm" loext:border="none"/>
    </style:style>
    <style:style style:name="T14" style:family="text">
      <style:text-properties fo:font-variant="normal" fo:text-transform="none" style:font-name="Liberation Serif" fo:font-size="11pt" fo:font-style="normal" fo:font-weight="normal" style:font-size-asian="11pt" style:font-size-complex="11pt" loext:padding="0cm" loext:border="none"/>
    </style:style>
    <style:style style:name="T15" style:family="text">
      <style:text-properties fo:font-variant="normal" fo:text-transform="none" style:font-name="Liberation Serif" fo:font-size="11pt" fo:font-style="italic" fo:font-weight="normal" style:font-size-asian="11pt" style:font-size-complex="11pt" loext:padding="0cm" loext:border="none"/>
    </style:style>
    <style:style style:name="T16" style:family="text">
      <style:text-properties fo:font-variant="normal" fo:text-transform="none" fo:color="#5b5b5b" style:font-name="Arial" fo:font-size="10.5pt" fo:letter-spacing="normal" fo:font-style="normal" fo:font-weight="normal"/>
    </style:style>
    <style:style style:name="T17" style:family="text">
      <style:text-properties fo:font-variant="normal" fo:text-transform="none" fo:color="#5b5b5b" style:font-name="Arial" fo:font-size="10.5pt" fo:letter-spacing="normal" fo:font-style="normal" fo:font-weight="normal" officeooo:rsid="0027dfc6"/>
    </style:style>
    <style:style style:name="T18" style:family="text">
      <style:text-properties fo:font-variant="normal" fo:text-transform="none" fo:color="#5b5b5b" style:font-name="Arial" fo:font-size="10.5pt" fo:letter-spacing="normal" fo:font-style="normal" fo:font-weight="bold"/>
    </style:style>
    <style:style style:name="T19" style:family="text">
      <style:text-properties fo:font-variant="normal" fo:text-transform="none" fo:color="#5b5b5b" fo:letter-spacing="normal"/>
    </style:style>
    <style:style style:name="T20" style:family="text">
      <style:text-properties fo:font-variant="normal" fo:text-transform="none" fo:color="#000000" style:font-name="Liberation Mono1" fo:font-size="9pt" fo:letter-spacing="normal" fo:font-style="normal" fo:font-weight="normal" officeooo:rsid="002976da" fo:background-color="#f8f8f8" loext:char-shading-value="0" loext:padding="0cm" loext:border="none"/>
    </style:style>
    <style:style style:name="T21" style:family="text">
      <style:text-properties fo:font-variant="normal" fo:text-transform="none" fo:color="#000000" style:font-name="Liberation Mono1" fo:font-size="9pt" fo:letter-spacing="normal" fo:font-style="italic" officeooo:rsid="002976da" fo:background-color="#f8f8f8" loext:char-shading-value="0" loext:padding="0cm" loext:border="none"/>
    </style:style>
    <style:style style:name="T22" style:family="text">
      <style:text-properties fo:font-variant="normal" fo:text-transform="none" fo:color="#000000" style:font-name="Liberation Mono1" fo:font-size="9pt" fo:letter-spacing="normal" fo:font-style="italic" style:text-underline-style="none" fo:font-weight="normal" officeooo:rsid="002976da" fo:background-color="#f8f8f8" loext:char-shading-value="0" style:font-size-asian="11pt" style:font-size-complex="11pt" loext:padding="0cm" loext:border="none"/>
    </style:style>
    <style:style style:name="T23" style:family="text">
      <style:text-properties fo:font-variant="normal" fo:text-transform="none" fo:color="#0077aa" style:font-name="Liberation Mono1" fo:font-size="9pt" fo:letter-spacing="normal" fo:font-style="normal" fo:font-weight="normal" officeooo:rsid="002976da" fo:background-color="#f8f8f8" loext:char-shading-value="0" loext:padding="0cm" loext:border="none"/>
    </style:style>
    <style:style style:name="T24" style:family="text">
      <style:text-properties fo:font-variant="normal" fo:text-transform="none" fo:color="#999999" style:font-name="Liberation Mono1" fo:font-size="9pt" fo:letter-spacing="normal" fo:font-style="normal" fo:font-weight="normal" officeooo:rsid="002976da" fo:background-color="#f8f8f8" loext:char-shading-value="0" loext:padding="0cm" loext:border="none"/>
    </style:style>
    <style:style style:name="T25" style:family="text">
      <style:text-properties fo:font-variant="normal" fo:text-transform="none" fo:color="#a67f59" style:font-name="Liberation Mono1" fo:font-size="9pt" fo:letter-spacing="normal" fo:font-style="normal" fo:font-weight="normal" officeooo:rsid="002976da" fo:background-color="#f8f8f8" loext:char-shading-value="0" loext:padding="0cm" loext:border="none"/>
    </style:style>
    <style:style style:name="T26" style:family="text">
      <style:text-properties fo:font-variant="normal" fo:text-transform="none" fo:color="#708090" style:font-name="Liberation Mono1" fo:font-size="9pt" fo:letter-spacing="normal" fo:font-style="normal" fo:font-weight="normal" officeooo:rsid="002976da" fo:background-color="#f8f8f8" loext:char-shading-value="0" loext:padding="0cm" loext:border="none"/>
    </style:style>
    <style:style style:name="T27" style:family="text">
      <style:text-properties fo:font-variant="normal" fo:text-transform="none" fo:color="#990055" style:font-name="Liberation Mono1" fo:font-size="9pt" fo:letter-spacing="normal" fo:font-style="normal" fo:font-weight="normal" officeooo:rsid="002976da" fo:background-color="#f8f8f8" loext:char-shading-value="0" loext:padding="0cm" loext:border="none"/>
    </style:style>
    <style:style style:name="T28" style:family="text">
      <style:text-properties fo:font-variant="normal" fo:text-transform="none" fo:letter-spacing="normal" fo:font-style="normal"/>
    </style:style>
    <style:style style:name="T29" style:family="text">
      <style:text-properties fo:font-variant="normal" fo:text-transform="none" style:use-window-font-color="true" style:font-name="Liberation Serif" fo:font-size="10.5pt" fo:letter-spacing="normal" fo:font-style="normal" style:text-underline-style="none" officeooo:rsid="02d46f43" fo:background-color="transparent" loext:char-shading-value="0" style:font-name-asian="Liberation Serif1" style:font-size-asian="10.5pt" style:font-name-complex="Liberation Serif1" style:font-size-complex="10.5pt"/>
    </style:style>
    <style:style style:name="T30" style:family="text">
      <style:text-properties officeooo:rsid="00193181"/>
    </style:style>
    <style:style style:name="T31" style:family="text">
      <style:text-properties officeooo:rsid="001856be"/>
    </style:style>
    <style:style style:name="T32" style:family="text">
      <style:text-properties officeooo:rsid="001f473a"/>
    </style:style>
    <style:style style:name="T33" style:family="text">
      <style:text-properties officeooo:rsid="0020adc2"/>
    </style:style>
    <style:style style:name="T34" style:family="text">
      <style:text-properties officeooo:rsid="001b1f99"/>
    </style:style>
    <style:style style:name="T35" style:family="text">
      <style:text-properties officeooo:rsid="00237322"/>
    </style:style>
    <style:style style:name="T36" style:family="text">
      <style:text-properties officeooo:rsid="002187e3"/>
    </style:style>
    <style:style style:name="T37" style:family="text">
      <style:text-properties fo:color="#002d7a" fo:font-weight="bold" fo:background-color="#fafafa" loext:char-shading-value="0" loext:padding="0cm" loext:border="none"/>
    </style:style>
    <style:style style:name="T38" style:family="text">
      <style:text-properties style:font-name="Liberation Serif" fo:font-size="11pt" style:font-size-asian="11pt" style:font-size-complex="11pt"/>
    </style:style>
    <style:style style:name="T39" style:family="text">
      <style:text-properties style:font-name="Liberation Serif" fo:font-size="11pt" style:font-size-asian="11pt" style:font-size-complex="11pt" loext:padding="0cm" loext:border="none"/>
    </style:style>
    <style:style style:name="T40" style:family="text">
      <style:text-properties style:font-name="Liberation Serif" fo:font-size="11pt" fo:font-style="italic" style:font-size-asian="11pt" style:font-size-complex="11pt" loext:padding="0cm" loext:border="none"/>
    </style:style>
    <style:style style:name="T41" style:family="text">
      <style:text-properties officeooo:rsid="0024c2aa"/>
    </style:style>
    <style:style style:name="T42" style:family="text">
      <style:text-properties fo:color="#0077aa" style:font-name="Liberation Mono1" fo:font-size="9pt" fo:background-color="#f8f8f8" loext:char-shading-value="0" loext:padding="0cm" loext:border="none"/>
    </style:style>
    <style:style style:name="T43" style:family="text">
      <style:text-properties fo:color="#0077aa" style:font-name="Liberation Mono1" fo:font-size="9pt" fo:font-style="normal" officeooo:rsid="002976da" fo:background-color="#f8f8f8" loext:char-shading-value="0" loext:padding="0cm" loext:border="none"/>
    </style:style>
    <style:style style:name="T44" style:family="text">
      <style:text-properties style:font-name="Liberation Mono1" fo:font-size="9pt"/>
    </style:style>
    <style:style style:name="T45" style:family="text">
      <style:text-properties style:font-name="Liberation Mono1" fo:font-size="9pt" fo:font-style="italic" loext:padding="0cm" loext:border="none"/>
    </style:style>
    <style:style style:name="T46" style:family="text">
      <style:text-properties style:font-name="Liberation Mono1" fo:font-size="9pt" fo:font-style="italic" fo:background-color="#f8f8f8" loext:char-shading-value="0" loext:padding="0cm" loext:border="none"/>
    </style:style>
    <style:style style:name="T47" style:family="text">
      <style:text-properties style:font-name="Liberation Mono1" fo:font-size="9pt" fo:font-style="italic" officeooo:rsid="002976da" fo:background-color="#f8f8f8" loext:char-shading-value="0" loext:padding="0cm" loext:border="none"/>
    </style:style>
    <style:style style:name="T48" style:family="text">
      <style:text-properties style:font-name="Liberation Mono1" fo:font-size="9pt" fo:font-style="italic" officeooo:rsid="002976da" loext:padding="0cm" loext:border="none"/>
    </style:style>
    <style:style style:name="T49" style:family="text">
      <style:text-properties fo:color="#000000" style:font-name="Courier New" fo:font-size="9.75pt" fo:font-weight="normal" fo:background-color="transparent" loext:char-shading-value="0" loext:padding="0cm" loext:border="none"/>
    </style:style>
    <style:style style:name="T50" style:family="text">
      <style:text-properties fo:color="#999999" style:font-name="Liberation Mono1" fo:font-size="9pt" fo:background-color="#f8f8f8" loext:char-shading-value="0" loext:padding="0cm" loext:border="none"/>
    </style:style>
    <style:style style:name="T51" style:family="text">
      <style:text-properties fo:color="#999999" style:font-name="Liberation Mono1" fo:font-size="9pt" fo:font-style="normal" officeooo:rsid="002976da" fo:background-color="#f8f8f8" loext:char-shading-value="0" loext:padding="0cm" loext:border="none"/>
    </style:style>
    <style:style style:name="T52" style:family="text">
      <style:text-properties fo:color="#a67f59" style:font-name="Liberation Mono1" fo:font-size="9pt" fo:background-color="#f8f8f8" loext:char-shading-value="0" loext:padding="0cm" loext:border="none"/>
    </style:style>
    <style:style style:name="T53" style:family="text">
      <style:text-properties fo:background-color="transparent" loext:char-shading-value="0" loext:padding="0cm" loext:border="none"/>
    </style:style>
    <style:style style:name="T54" style:family="text">
      <style:text-properties fo:font-size="9.75pt"/>
    </style:style>
    <style:style style:name="T55" style:family="text">
      <style:text-properties fo:color="#0074a3" style:text-line-through-style="none" style:text-line-through-type="none" fo:font-size="9.75pt" style:text-underline-style="none" style:text-blinking="false" fo:background-color="transparent" loext:char-shading-value="0" loext:padding="0cm" loext:border="none"/>
    </style:style>
    <style:style style:name="T56" style:family="text">
      <style:text-properties style:font-name="inherit" fo:background-color="transparent" loext:char-shading-value="0" loext:padding="0cm" loext:border="none"/>
    </style:style>
    <style:style style:name="T57" style:family="text">
      <style:text-properties officeooo:rsid="00313cd3"/>
    </style:style>
    <style:style style:name="T58" style:family="text">
      <style:text-properties officeooo:rsid="00163d8c"/>
    </style:style>
    <style:style style:name="T59" style:family="text">
      <style:text-properties fo:color="#6a9955"/>
    </style:style>
    <style:style style:name="T60" style:family="text">
      <style:text-properties style:font-name="Menlo1" fo:font-size="11.25pt" fo:font-style="normal" fo:font-weight="normal"/>
    </style:style>
    <style:style style:name="T61" style:family="text">
      <style:text-properties style:use-window-font-color="true" style:font-name="Liberation Serif" fo:font-size="10.5pt"/>
    </style:style>
    <style:style style:name="T62" style:family="text">
      <style:text-properties style:use-window-font-color="true" style:font-name="Liberation Serif" fo:font-size="10.5pt" style:text-underline-style="none" officeooo:rsid="02d46f43" fo:background-color="transparent" loext:char-shading-value="0" style:font-name-asian="Liberation Serif1" style:font-size-asian="10.5pt" style:font-name-complex="Liberation Serif1" style:font-size-complex="10.5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Probar conexión mysql remoto:</text:h>
      <text:p text:style-name="P50">Mysql -h IP -u usuario -pcontraseña</text:p>
      <text:p text:style-name="P50">Ej: mysql -h 192.168.1.203 -u localhost -plocalhost</text:p>
      <text:p text:style-name="P50">Realizar una consulta desde terminal</text:p>
      <text:p text:style-name="P50">mysql -h 192.168.1.203 -u localhost -plocalhost -s -e “show databases”</text:p>
      <text:p text:style-name="P50"/>
      <text:p text:style-name="P39"><text:span text:style-name="Source_20_Text"><text:span text:style-name="T12">En MySQL existen varias formas de conseguir el nombre de los campos y las tablas desde la base de datos. Esta es una<text:line-break/><text:line-break/>Para las tablas<text:line-break/>SELECT TABLE_NAME FROM INFORMATION_SCHEMA.TABLES<text:line-break/>WHERE table_schema = 'nombrebase'<text:line-break/><text:line-break/>Para los campos<text:line-break/>SELECT COLUMN_NAME FROM INFORMATION_SCHEMA.COLUMNS<text:line-break/>WHERE table_name = 'nombretabla'<text:line-break/>AND table_schema = 'nombrebase'</text:span></text:span></text:p>
      <text:p text:style-name="P36"><text:span text:style-name="Source_20_Text"><text:span text:style-name="T11"/></text:span></text:p>
      <text:p text:style-name="P36"><text:span text:style-name="Source_20_Text"><text:span text:style-name="T11"/></text:span></text:p>
      <text:p text:style-name="P36"><text:span text:style-name="Source_20_Text"><text:span text:style-name="T11">Opciones de </text:span></text:span><text:a xlink:type="simple" xlink:href="https://dev.mysql.com/doc/refman/8.0/en/mysqldump.html" office:target-frame-name="_blank" xlink:show="new" text:style-name="Internet_20_link" text:visited-style-name="Visited_20_Internet_20_Link"><text:span text:style-name="Source_20_Text"><text:span text:style-name="Strong_20_Emphasis"><text:span text:style-name="T13">mysqldump</text:span></text:span></text:span></text:a><text:span text:style-name="Source_20_Text"><text:span text:style-name="T11">.</text:span></text:span></text:p>
      <table:table table:name="Tabla1" table:style-name="Tabla1">
        <table:table-column table:style-name="Tabla1.A"/>
        <table:table-column table:style-name="Tabla1.B"/>
        <table:table-column table:style-name="Tabla1.C"/>
        <table:table-row>
          <table:table-cell table:style-name="Tabla1.A1" office:value-type="string">
            <text:p text:style-name="P31">Opción</text:p>
          </table:table-cell>
          <table:table-cell table:style-name="Tabla1.A1" office:value-type="string">
            <text:p text:style-name="P31">Corto</text:p>
          </table:table-cell>
          <table:table-cell table:style-name="Tabla1.A1" office:value-type="string">
            <text:p text:style-name="P31">Descripción</text:p>
          </table:table-cell>
        </table:table-row>
        <table:table-row>
          <table:table-cell table:style-name="Tabla1.A1" office:value-type="string">
            <text:p text:style-name="P32"><text:span text:style-name="Emphasis"><text:span text:style-name="T39">–</text:span></text:span><text:span text:style-name="Emphasis"><text:span text:style-name="T40">add-drop-database</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4">Añade la sentencia ‘DROP DATABASE’ antes de cada sentencia ‘CREATE DATABASE’</text:p>
          </table:table-cell>
        </table:table-row>
        <table:table-row>
          <table:table-cell table:style-name="Tabla1.A1" office:value-type="string">
            <text:p text:style-name="P32"><text:span text:style-name="Emphasis"><text:span text:style-name="T39">–</text:span></text:span><text:span text:style-name="Emphasis"><text:span text:style-name="T40">add-drop-table</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4">Añade la sentencia ‘DROP TABLE’ antes de cada sentencia ‘CREATE TABLE’</text:p>
          </table:table-cell>
        </table:table-row>
        <table:table-row>
          <table:table-cell table:style-name="Tabla1.A1" office:value-type="string">
            <text:p text:style-name="P32"><text:span text:style-name="Emphasis"><text:span text:style-name="T39">–</text:span></text:span><text:span text:style-name="Emphasis"><text:span text:style-name="T40">all-databases</text:span></text:span></text:p>
          </table:table-cell>
          <table:table-cell table:style-name="Tabla1.A1" office:value-type="string">
            <text:p text:style-name="P32"><text:span text:style-name="Emphasis"><text:span text:style-name="T40">-A</text:span></text:span></text:p>
          </table:table-cell>
          <table:table-cell table:style-name="Tabla1.A1" office:value-type="string">
            <text:p text:style-name="P34">Respalda todas las tablas de todas las bases de datos.</text:p>
          </table:table-cell>
        </table:table-row>
        <table:table-row>
          <table:table-cell table:style-name="Tabla1.A1" office:value-type="string">
            <text:p text:style-name="P32"><text:span text:style-name="Emphasis"><text:span text:style-name="T39">–</text:span></text:span><text:span text:style-name="Emphasis"><text:span text:style-name="T40">comments</text:span></text:span></text:p>
          </table:table-cell>
          <table:table-cell table:style-name="Tabla1.A1" office:value-type="string">
            <text:p text:style-name="P32"><text:span text:style-name="Emphasis"><text:span text:style-name="T40">-i</text:span></text:span></text:p>
          </table:table-cell>
          <table:table-cell table:style-name="Tabla1.A1" office:value-type="string">
            <text:p text:style-name="P32"><text:span text:style-name="T38">Añade comentarios en el archivo de respaldo. Esta opción está por defecto activada, para desactivar los comentarios utiliza </text:span><text:span text:style-name="Emphasis"><text:span text:style-name="T39">–</text:span></text:span><text:span text:style-name="Emphasis"><text:span text:style-name="T40">skip-comments</text:span></text:span><text:span text:style-name="T38">.</text:span></text:p>
          </table:table-cell>
        </table:table-row>
        <table:table-row>
          <table:table-cell table:style-name="Tabla1.A1" office:value-type="string">
            <text:p text:style-name="P32"><text:span text:style-name="Emphasis"><text:span text:style-name="T39">–</text:span></text:span><text:span text:style-name="Emphasis"><text:span text:style-name="T40">compatible=nombre</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2"><text:span text:style-name="T38">Produce una salida más compatible con otros sistemas de bases de datos o versiones anteriores de MySQL. </text:span><text:span text:style-name="Emphasis"><text:span text:style-name="T40">nombre</text:span></text:span><text:span text:style-name="T38"> puede tomar estos valores: ansi, mysql323, mysql40, postgresql, mssql, oracle, db2, maxdb.</text:span></text:p>
          </table:table-cell>
        </table:table-row>
        <table:table-row>
          <table:table-cell table:style-name="Tabla1.A1" office:value-type="string">
            <text:p text:style-name="P32"><text:span text:style-name="Emphasis"><text:span text:style-name="T39">–</text:span></text:span><text:span text:style-name="Emphasis"><text:span text:style-name="T40">complete-insert</text:span></text:span></text:p>
          </table:table-cell>
          <table:table-cell table:style-name="Tabla1.A1" office:value-type="string">
            <text:p text:style-name="P32"><text:span text:style-name="Emphasis"><text:span text:style-name="T40">-c</text:span></text:span></text:p>
          </table:table-cell>
          <table:table-cell table:style-name="Tabla1.A1" office:value-type="string">
            <text:p text:style-name="P34">Usa sentencias INSERT completas que incluyen nombres de columnas.</text:p>
          </table:table-cell>
        </table:table-row>
        <table:table-row>
          <table:table-cell table:style-name="Tabla1.A1" office:value-type="string">
            <text:p text:style-name="P32"><text:span text:style-name="Emphasis"><text:span text:style-name="T39">–</text:span></text:span><text:span text:style-name="Emphasis"><text:span text:style-name="T40">create-options</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4">Incluye todas las opciones específicas de MySQL para la creación de tablas que se usan con la sentencia ‘CREATE TABLE’.</text:p>
          </table:table-cell>
        </table:table-row>
        <table:table-row>
          <table:table-cell table:style-name="Tabla1.A1" office:value-type="string">
            <text:p text:style-name="P32"><text:span text:style-name="Emphasis"><text:span text:style-name="T39">–</text:span></text:span><text:span text:style-name="Emphasis"><text:span text:style-name="T40">databases</text:span></text:span></text:p>
          </table:table-cell>
          <table:table-cell table:style-name="Tabla1.A1" office:value-type="string">
            <text:p text:style-name="P32"><text:span text:style-name="Emphasis"><text:span text:style-name="T40">-B</text:span></text:span></text:p>
          </table:table-cell>
          <table:table-cell table:style-name="Tabla1.A1" office:value-type="string">
            <text:p text:style-name="P34">Permite respaldar una o más bases de datos. Después de la opción se indica(n) el(los) nombre(s) de la(s) base de datos a respaldar. Se respalda cada base de datos completa. En la salida se incluye con esta opción las sentencias ‘CREATE DATABASE’ y ‘USE’ antes de cada nueva base de datos.</text:p>
          </table:table-cell>
        </table:table-row>
        <table:table-row>
          <table:table-cell table:style-name="Tabla1.A1" office:value-type="string">
            <text:p text:style-name="P32"><text:span text:style-name="Emphasis"><text:span text:style-name="T39">–</text:span></text:span><text:span text:style-name="Emphasis"><text:span text:style-name="T40">extended-insert</text:span></text:span></text:p>
          </table:table-cell>
          <table:table-cell table:style-name="Tabla1.A1" office:value-type="string">
            <text:p text:style-name="P32"><text:span text:style-name="Emphasis"><text:span text:style-name="T40">-e</text:span></text:span></text:p>
          </table:table-cell>
          <table:table-cell table:style-name="Tabla1.A1" office:value-type="string">
            <text:p text:style-name="P34">Usa la sentencia ‘INSERT’ con el formato de múltiples registros con varias listas de ‘VALUES’. Esto produce una salida más reducida y acelera el proceso de INSERTS cuando el archivo es restaurado. Ideal para bases de datos con tablas que contienen miles de registros.</text:p>
          </table:table-cell>
        </table:table-row>
        <table:table-row>
          <table:table-cell table:style-name="Tabla1.A1" office:value-type="string">
            <text:p text:style-name="P32"><text:span text:style-name="Emphasis"><text:span text:style-name="T39">–</text:span></text:span><text:span text:style-name="Emphasis"><text:span text:style-name="T40">force</text:span></text:span></text:p>
          </table:table-cell>
          <table:table-cell table:style-name="Tabla1.A1" office:value-type="string">
            <text:p text:style-name="P32"><text:span text:style-name="Emphasis"><text:span text:style-name="T40">-f</text:span></text:span></text:p>
          </table:table-cell>
          <table:table-cell table:style-name="Tabla1.A1" office:value-type="string">
            <text:p text:style-name="P34">Si se tienen views o vistas en la base de datos a respaldar y la vista hace referencia a una tabla que ya no existe, el vaciado del respaldo terminará con un error sin completarse. Con esta opción se podrá continuar.</text:p>
          </table:table-cell>
        </table:table-row>
        <table:table-row>
          <table:table-cell table:style-name="Tabla1.A1" office:value-type="string">
            <text:p text:style-name="P32"><text:span text:style-name="Emphasis"><text:span text:style-name="T39">–</text:span></text:span><text:span text:style-name="Emphasis"><text:span text:style-name="T40">host=nombre</text:span></text:span></text:p>
          </table:table-cell>
          <table:table-cell table:style-name="Tabla1.A1" office:value-type="string">
            <text:p text:style-name="P32"><text:span text:style-name="Emphasis"><text:span text:style-name="T40">-h nom</text:span></text:span></text:p>
          </table:table-cell>
          <table:table-cell table:style-name="Tabla1.A1" office:value-type="string">
            <text:p text:style-name="P32"><text:span text:style-name="T38">Se realiza el respaldo de el servidor MySQL indicado por </text:span><text:span text:style-name="Emphasis"><text:span text:style-name="T40">nombre</text:span></text:span><text:span text:style-name="T38">, puede ser una dirección IP o un nombre de servidor válido. Si no se especifica el default es </text:span><text:span text:style-name="Emphasis"><text:span text:style-name="T40">localhost</text:span></text:span><text:span text:style-name="T38">.</text:span></text:p>
          </table:table-cell>
        </table:table-row>
        <text:soft-page-break/>
        <table:table-row>
          <table:table-cell table:style-name="Tabla1.A1" office:value-type="string">
            <text:p text:style-name="P32"><text:span text:style-name="Emphasis"><text:span text:style-name="T39">–</text:span></text:span><text:span text:style-name="Emphasis"><text:span text:style-name="T40">ignore-table=bd.tabla</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4">Si no se desea respaldar una tabla en específico se utiliza esta opción, es obligario indicar la base de datos un punto y después nombre de la tabla. Si son varias tablas las que se han de ignorar se usa esta opción múltiples veces. También puede usarse para ignorar vistas.</text:p>
          </table:table-cell>
        </table:table-row>
        <table:table-row>
          <table:table-cell table:style-name="Tabla1.A1" office:value-type="string">
            <text:p text:style-name="P32"><text:span text:style-name="Emphasis"><text:span text:style-name="T39">–</text:span></text:span><text:span text:style-name="Emphasis"><text:span text:style-name="T40">master-data</text:span></text:span></text:p>
          </table:table-cell>
          <table:table-cell table:style-name="Tabla1.A1" office:value-type="string">
            <text:p text:style-name="P45"/>
          </table:table-cell>
          <table:table-cell table:style-name="Tabla1.A1" office:value-type="string">
            <text:p text:style-name="P34">Si el respaldo viene de un servidor MySQL que actua como maestro en una esquema de replicación, el uso de esta opción es muy importante ya que incluira sentencias del tipo «CHANGE MASTER TO» que indican la posición en los archivos de bitácora binarios necesarios para que los servidores esclavos se sincronicen adecuadamente.</text:p>
          </table:table-cell>
        </table:table-row>
        <table:table-row>
          <table:table-cell table:style-name="Tabla1.A1" office:value-type="string">
            <text:p text:style-name="P32"><text:span text:style-name="Emphasis"><text:span text:style-name="T39">–</text:span></text:span><text:span text:style-name="Emphasis"><text:span text:style-name="T40">no-create-db</text:span></text:span></text:p>
          </table:table-cell>
          <table:table-cell table:style-name="Tabla1.A1" office:value-type="string">
            <text:p text:style-name="P32"><text:span text:style-name="Emphasis"><text:span text:style-name="T40">-n</text:span></text:span></text:p>
          </table:table-cell>
          <table:table-cell table:style-name="Tabla1.A1" office:value-type="string">
            <text:p text:style-name="P34">Esta opción suprime las sentencias «CREATE DATABASE» que por defecto se incluyen en el respaldo.</text:p>
          </table:table-cell>
        </table:table-row>
        <table:table-row>
          <table:table-cell table:style-name="Tabla1.A1" office:value-type="string">
            <text:p text:style-name="P32"><text:span text:style-name="Emphasis"><text:span text:style-name="T39">–</text:span></text:span><text:span text:style-name="Emphasis"><text:span text:style-name="T40">no-data</text:span></text:span></text:p>
          </table:table-cell>
          <table:table-cell table:style-name="Tabla1.A1" office:value-type="string">
            <text:p text:style-name="P32"><text:span text:style-name="Emphasis"><text:span text:style-name="T40">-d</text:span></text:span></text:p>
          </table:table-cell>
          <table:table-cell table:style-name="Tabla1.A1" office:value-type="string">
            <text:p text:style-name="P34">No escribe o respalda registro alguno solo el esquema de la base de datos.</text:p>
          </table:table-cell>
        </table:table-row>
        <table:table-row>
          <table:table-cell table:style-name="Tabla1.A1" office:value-type="string">
            <text:p text:style-name="P32"><text:span text:style-name="Emphasis"><text:span text:style-name="T39">–</text:span></text:span><text:span text:style-name="Emphasis"><text:span text:style-name="T40">opt</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2"><text:span text:style-name="T38">Esta opción esta por defecto activada, produce un vaciado rápido y totalmente compatible con otros servidores MySQL. Es un alias que activa las opciones </text:span><text:span text:style-name="Emphasis"><text:span text:style-name="T39">–</text:span></text:span><text:span text:style-name="Emphasis"><text:span text:style-name="T40">add-drop-table</text:span></text:span><text:span text:style-name="T38">, </text:span><text:span text:style-name="Emphasis"><text:span text:style-name="T39">–</text:span></text:span><text:span text:style-name="Emphasis"><text:span text:style-name="T40">create-options</text:span></text:span><text:span text:style-name="T38">, </text:span><text:span text:style-name="Emphasis"><text:span text:style-name="T39">–</text:span></text:span><text:span text:style-name="Emphasis"><text:span text:style-name="T40">extended-insert</text:span></text:span><text:span text:style-name="T38">, entre otras.</text:span></text:p>
          </table:table-cell>
        </table:table-row>
        <table:table-row>
          <table:table-cell table:style-name="Tabla1.A1" office:value-type="string">
            <text:p text:style-name="P32"><text:span text:style-name="Emphasis"><text:span text:style-name="T39">–</text:span></text:span><text:span text:style-name="Emphasis"><text:span text:style-name="T40">password[=pass]</text:span></text:span></text:p>
          </table:table-cell>
          <table:table-cell table:style-name="Tabla1.A1" office:value-type="string">
            <text:p text:style-name="P32"><text:span text:style-name="Emphasis"><text:span text:style-name="T40">-p[pass]</text:span></text:span></text:p>
          </table:table-cell>
          <table:table-cell table:style-name="Tabla1.A1" office:value-type="string">
            <text:p text:style-name="P32"><text:span text:style-name="T38">La contraseña para conectarse al servidor indicado en la opción </text:span><text:span text:style-name="Emphasis"><text:span text:style-name="T39">–</text:span></text:span><text:span text:style-name="Emphasis"><text:span text:style-name="T40">host</text:span></text:span><text:span text:style-name="T38">. Si usas la opción corta </text:span><text:span text:style-name="Emphasis"><text:span text:style-name="T40">p</text:span></text:span><text:span text:style-name="T38"> no debe haber un espacio. Es posible no indicar la contraseña y después de presionar la tecla intro se preguntará por esta.</text:span></text:p>
          </table:table-cell>
        </table:table-row>
        <table:table-row>
          <table:table-cell table:style-name="Tabla1.A1" office:value-type="string">
            <text:p text:style-name="P32"><text:span text:style-name="Emphasis"><text:span text:style-name="T39">–</text:span></text:span><text:span text:style-name="Emphasis"><text:span text:style-name="T40">port=num</text:span></text:span></text:p>
          </table:table-cell>
          <table:table-cell table:style-name="Tabla1.A1" office:value-type="string">
            <text:p text:style-name="P32"><text:span text:style-name="Emphasis"><text:span text:style-name="T40">-P num</text:span></text:span></text:p>
          </table:table-cell>
          <table:table-cell table:style-name="Tabla1.A1" office:value-type="string">
            <text:p text:style-name="P32"><text:span text:style-name="T38">Si servidor indicado en la opción </text:span><text:span text:style-name="Emphasis"><text:span text:style-name="T39">–</text:span></text:span><text:span text:style-name="Emphasis"><text:span text:style-name="T40">host</text:span></text:span><text:span text:style-name="T38"> utiliza un puerto diferente al default del servicio mysql (3306) debe de indicarse con esta opción.</text:span></text:p>
          </table:table-cell>
        </table:table-row>
        <table:table-row>
          <table:table-cell table:style-name="Tabla1.A1" office:value-type="string">
            <text:p text:style-name="P32"><text:span text:style-name="Emphasis"><text:span text:style-name="T39">–</text:span></text:span><text:span text:style-name="Emphasis"><text:span text:style-name="T40">quick</text:span></text:span></text:p>
          </table:table-cell>
          <table:table-cell table:style-name="Tabla1.A1" office:value-type="string">
            <text:p text:style-name="P32"><text:span text:style-name="Emphasis"><text:span text:style-name="T40">-q</text:span></text:span></text:p>
          </table:table-cell>
          <table:table-cell table:style-name="Tabla1.A1" office:value-type="string">
            <text:p text:style-name="P32"><text:span text:style-name="T38">Va de la mano con la opción </text:span><text:span text:style-name="Emphasis"><text:span text:style-name="T39">–</text:span></text:span><text:span text:style-name="Emphasis"><text:span text:style-name="T40">single-transaction</text:span></text:span><text:span text:style-name="T38"> ya que aplica principalmente para tablas grandes y del tipo transaccional. Permite agilizar la escritura al archivo de respaldo al leer registro por registro sin mandarlo a un buffer previo.</text:span></text:p>
          </table:table-cell>
        </table:table-row>
        <table:table-row>
          <table:table-cell table:style-name="Tabla1.A1" office:value-type="string">
            <text:p text:style-name="P32"><text:span text:style-name="Emphasis"><text:span text:style-name="T39">–</text:span></text:span><text:span text:style-name="Emphasis"><text:span text:style-name="T40">quote-names</text:span></text:span></text:p>
          </table:table-cell>
          <table:table-cell table:style-name="Tabla1.A1" office:value-type="string">
            <text:p text:style-name="P32"><text:span text:style-name="Emphasis"><text:span text:style-name="T40">-Q</text:span></text:span></text:p>
          </table:table-cell>
          <table:table-cell table:style-name="Tabla1.A1" office:value-type="string">
            <text:p text:style-name="P33"><text:span text:style-name="T38">Opción por defecto activada. Pone entre comilla grave «</text:span><text:span text:style-name="Source_20_Text"><text:span text:style-name="T14">" a los nombres de los objetos como base de datos, tablas, columnas. Es recomendable dejarla siempre para evitar problemas de compatibilidad, pero si se desea desactivar utiliza la opción </text:span></text:span><text:span text:style-name="Source_20_Text"><text:span text:style-name="Emphasis"><text:span text:style-name="T15">--skip-quote-names</text:span></text:span></text:span></text:p>
          </table:table-cell>
        </table:table-row>
        <table:table-row>
          <table:table-cell table:style-name="Tabla1.A1" office:value-type="string">
            <text:p text:style-name="P32"><text:span text:style-name="Emphasis"><text:span text:style-name="T40">--routines</text:span></text:span></text:p>
          </table:table-cell>
          <table:table-cell table:style-name="Tabla1.A1" office:value-type="string">
            <text:p text:style-name="P32"><text:span text:style-name="Emphasis"><text:span text:style-name="T40">-R</text:span></text:span></text:p>
          </table:table-cell>
          <table:table-cell table:style-name="Tabla1.A1" office:value-type="string">
            <text:p text:style-name="P35">Incluye en el respaldo rutinas almacenadas (procedimientos y funciones). Con esta función se incluyen las sentencias "CREATE PROCEDURE" Y "CREATE FUNCTION" que permiten re-crear completamente procedimientos almacenados y funciones. Esta opción NO esta por defecto en  <text:bookmark text:name="crayon-5cd403cb1ce92363047132"/><text:span text:style-name="T37">mysqldump</text:span> asi que es motivo de sorpresa para DBA's nuevos enterarse que el respaldo en el que tanto confiaban no está completo al momento de necesitarlo, sino utilizaron esta opción.</text:p>
          </table:table-cell>
        </table:table-row>
        <table:table-row>
          <table:table-cell table:style-name="Tabla1.A1" office:value-type="string">
            <text:p text:style-name="P32"><text:span text:style-name="Emphasis"><text:span text:style-name="T40">--single-transaction</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4">Opción útil solo con tablas transaccionales como las del tipo InnoDB, ya que garantiza la integridad y la consistencia sin bloquear las tablas. Esto lo logra al emitir una sentencia "START TRANSACTION" antes de vaciar los datos al respaldo.</text:p>
          </table:table-cell>
        </table:table-row>
        <table:table-row>
          <table:table-cell table:style-name="Tabla1.A1" office:value-type="string">
            <text:p text:style-name="P32"><text:span text:style-name="Emphasis"><text:span text:style-name="T40">--skip-opt</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2"><text:span text:style-name="T38">Desactiva la opción por defecto </text:span><text:span text:style-name="Emphasis"><text:span text:style-name="T40">--opt</text:span></text:span><text:span text:style-name="T38">, con lo que se tienen que indicar individualmente las opciones a las que </text:span><text:span text:style-name="Emphasis"><text:span text:style-name="T40">--opt</text:span></text:span><text:span text:style-name="T38"> hace referencia.</text:span></text:p>
          </table:table-cell>
        </table:table-row>
        <table:table-row>
          <table:table-cell table:style-name="Tabla1.A1" office:value-type="string">
            <text:p text:style-name="P32"><text:span text:style-name="Emphasis"><text:span text:style-name="T40">--triggers</text:span></text:span></text:p>
          </table:table-cell>
          <table:table-cell table:style-name="Tabla1.A1" office:value-type="string">
            <text:p text:style-name="P32"><text:span text:style-name="Emphasis"><text:span text:style-name="T39"> </text:span></text:span></text:p>
          </table:table-cell>
          <table:table-cell table:style-name="Tabla1.A1" office:value-type="string">
            <text:p text:style-name="P32"><text:span text:style-name="T38">Incluye triggers creados en el respaldo. Esta opción es automática, esta por defecto, sino se quiere utilizar el respaldo de triggers utiliza </text:span><text:span text:style-name="Emphasis"><text:span text:style-name="T40">--skip-triggers</text:span></text:span></text:p>
          </table:table-cell>
        </table:table-row>
        <table:table-row>
          <table:table-cell table:style-name="Tabla1.A1" office:value-type="string">
            <text:p text:style-name="P32"><text:span text:style-name="Emphasis"><text:span text:style-name="T40">--user=nombre</text:span></text:span></text:p>
          </table:table-cell>
          <table:table-cell table:style-name="Tabla1.A1" office:value-type="string">
            <text:p text:style-name="P32"><text:span text:style-name="Emphasis"><text:span text:style-name="T40">-u nom</text:span></text:span></text:p>
          </table:table-cell>
          <table:table-cell table:style-name="Tabla1.A1" office:value-type="string">
            <text:p text:style-name="P32"><text:span text:style-name="T38">El nombre de usuario de MySQL para conectarse al servidor indicado en la opción </text:span><text:span text:style-name="Emphasis"><text:span text:style-name="T40">--host</text:span></text:span><text:span text:style-name="T38">.</text:span></text:p>
          </table:table-cell>
        </table:table-row>
        <table:table-row>
          <table:table-cell table:style-name="Tabla1.A1" office:value-type="string">
            <text:p text:style-name="P32"><text:span text:style-name="Emphasis"><text:span text:style-name="T40">--verbose</text:span></text:span></text:p>
          </table:table-cell>
          <table:table-cell table:style-name="Tabla1.A1" office:value-type="string">
            <text:p text:style-name="P32"><text:span text:style-name="Emphasis"><text:span text:style-name="T40">-v</text:span></text:span></text:p>
          </table:table-cell>
          <table:table-cell table:style-name="Tabla1.A1" office:value-type="string">
            <text:p text:style-name="P32"><text:span text:style-name="T38">Modo verboso. Imprime información de lo que está haciendo el respaldo, usa doble </text:span><text:span text:style-name="Emphasis"><text:span text:style-name="T40">-v -v</text:span></text:span><text:span text:style-name="T38">para modo aun más verboso.</text:span></text:p>
          </table:table-cell>
        </table:table-row>
        <table:table-row>
          <table:table-cell table:style-name="Tabla1.A1" office:value-type="string">
            <text:p text:style-name="P32"><text:span text:style-name="Emphasis"><text:span text:style-name="T40">--xml</text:span></text:span></text:p>
          </table:table-cell>
          <table:table-cell table:style-name="Tabla1.A1" office:value-type="string">
            <text:p text:style-name="P32"><text:span text:style-name="Emphasis"><text:span text:style-name="T40">-X</text:span></text:span></text:p>
          </table:table-cell>
          <table:table-cell table:style-name="Tabla1.A1" office:value-type="string">
            <text:p text:style-name="P49">En vez de un respaldo por defecto formateado con sentencias SQL, esta opción ofrece una salida en un formato XML bien formado.</text:p>
          </table:table-cell>
        </table:table-row>
      </table:table>
      <text:p text:style-name="P40"><text:span text:style-name="Source_20_Text"><text:span text:style-name="T4"/></text:span></text:p>
      <text:p text:style-name="P42"><text:span text:style-name="Source_20_Text"><text:span text:style-name="T2">mysqldump -h...</text:span></text:span><text:span text:style-name="Source_20_Text"><text:span text:style-name="T3"> </text:span></text:span><text:span text:style-name="Source_20_Text"><text:span text:style-name="T2">-u...</text:span></text:span><text:span text:style-name="Source_20_Text"><text:span text:style-name="T3"> </text:span></text:span><text:span text:style-name="Source_20_Text"><text:span text:style-name="T2">-p...</text:span></text:span><text:span text:style-name="Source_20_Text"><text:span text:style-name="T3"> </text:span></text:span><text:span text:style-name="Source_20_Text"><text:span text:style-name="T2">-n -d -t </text:span></text:span><text:span text:style-name="Source_20_Text"><text:span text:style-name="T5">--routines --triggers --all-databases &gt; MySQLStoredProc.sql</text:span></text:span></text:p>
      <text:p text:style-name="P48"/>
      <text:p text:style-name="P27"><text:span text:style-name="Source_20_Text"><text:span text:style-name="T8"><text:s text:c="2"/></text:span></text:span><text:span text:style-name="Source_20_Text"><text:span text:style-name="T6">-n,</text:span></text:span><text:span text:style-name="Source_20_Text"><text:span text:style-name="T7"> </text:span></text:span><text:span text:style-name="Source_20_Text"><text:span text:style-name="T9">--no-create-db <text:s/>Suppress the CREATE DATABASE ... IF EXISTS statement that</text:span></text:span></text:p>
      <text:p text:style-name="P27"><text:span text:style-name="Source_20_Text"><text:span text:style-name="T8"><text:s text:c="22"/></text:span></text:span><text:span text:style-name="Source_20_Text"><text:span text:style-name="T6">normally </text:span></text:span><text:span text:style-name="Source_20_Text"><text:span text:style-name="T10">is</text:span></text:span><text:span text:style-name="Source_20_Text"><text:span text:style-name="T7"> </text:span></text:span><text:span text:style-name="Source_20_Text"><text:span text:style-name="T6">output </text:span></text:span><text:span text:style-name="Source_20_Text"><text:span text:style-name="T10">for</text:span></text:span><text:span text:style-name="Source_20_Text"><text:span text:style-name="T7"> </text:span></text:span><text:span text:style-name="Source_20_Text"><text:span text:style-name="T6">each dumped </text:span></text:span><text:span text:style-name="Source_20_Text"><text:span text:style-name="T10">database</text:span></text:span><text:span text:style-name="Source_20_Text"><text:span text:style-name="T7"> </text:span></text:span><text:span text:style-name="Source_20_Text"><text:span text:style-name="T10">if</text:span></text:span></text:p>
      <text:p text:style-name="P27"><text:span text:style-name="Source_20_Text"><text:span text:style-name="T8"><text:s text:c="22"/></text:span></text:span><text:span text:style-name="Source_20_Text"><text:span text:style-name="T9">--all-databases or --databases is given.</text:span></text:span></text:p>
      <text:p text:style-name="P27"><text:span text:style-name="Source_20_Text"><text:span text:style-name="T8"><text:s text:c="2"/></text:span></text:span><text:span text:style-name="Source_20_Text"><text:span text:style-name="T6">-d,</text:span></text:span><text:span text:style-name="Source_20_Text"><text:span text:style-name="T7"> </text:span></text:span><text:span text:style-name="Source_20_Text"><text:span text:style-name="T9">--no-data <text:s text:c="6"/>No row information.</text:span></text:span></text:p>
      <text:p text:style-name="P27"><text:span text:style-name="Source_20_Text"><text:span text:style-name="T8"><text:s text:c="2"/></text:span></text:span><text:span text:style-name="Source_20_Text"><text:span text:style-name="T9">--triggers <text:s text:c="9"/>Dump triggers for each dumped table.</text:span></text:span></text:p>
      <text:p text:style-name="P27"><text:span text:style-name="Source_20_Text"><text:span text:style-name="T8"><text:s text:c="22"/></text:span></text:span><text:span text:style-name="Source_20_Text"><text:span text:style-name="T6">(Defaults </text:span></text:span><text:span text:style-name="Source_20_Text"><text:span text:style-name="T10">to</text:span></text:span><text:span text:style-name="Source_20_Text"><text:span text:style-name="T7"> </text:span></text:span><text:span text:style-name="Source_20_Text"><text:span text:style-name="T10">on</text:span></text:span><text:span text:style-name="Source_20_Text"><text:span text:style-name="T6">;</text:span></text:span><text:span text:style-name="Source_20_Text"><text:span text:style-name="T7"> </text:span></text:span><text:span text:style-name="Source_20_Text"><text:span text:style-name="T10">use</text:span></text:span><text:span text:style-name="Source_20_Text"><text:span text:style-name="T7"> </text:span></text:span><text:span text:style-name="Source_20_Text"><text:span text:style-name="T9">--skip-triggers to disable.)</text:span></text:span></text:p>
      <text:p text:style-name="P27"><text:span text:style-name="Source_20_Text"><text:span text:style-name="T8"><text:s text:c="2"/></text:span></text:span><text:span text:style-name="Source_20_Text"><text:span text:style-name="T6">-R,</text:span></text:span><text:span text:style-name="Source_20_Text"><text:span text:style-name="T7"> </text:span></text:span><text:span text:style-name="Source_20_Text"><text:span text:style-name="T9">--routines <text:s text:c="5"/>Dump stored routines (functions and procedures).</text:span></text:span></text:p>
      <text:p text:style-name="P3"/>
      <text:p text:style-name="P3"/>
      <text:p text:style-name="P3">Sacar script de los triggers que hay programados en una bd sin la estructura de la tabla , ni los datos de la tabla:</text:p>
      <text:p text:style-name="P1"><text:span text:style-name="T1">m</text:span>ysqldump --routines --no-create-info --no-data --no-create-db --skip-opt &lt;database&gt; &gt; outputfile.sql</text:p>
      <text:p text:style-name="P1"/>
      <text:p text:style-name="P11">Sacar script solo de los datos:</text:p>
      <text:p text:style-name="P2"><text:span text:style-name="T1">m</text:span>ysqldump --routines --no-create-info --no-create-db --skip-opt &lt;database&gt; &gt; outputfile.sql</text:p>
      <text:p text:style-name="P11"/>
      <text:p text:style-name="P11">Sacar script solo de las estructuras, sin datos ni triggers</text:p>
      <text:p text:style-name="P2"><text:span text:style-name="T1">m</text:span>ysqldump --routines --no-create-info --no-data --skip-opt –<text:span text:style-name="T36">skip—triggers </text:span>&lt;database&gt; &gt; outputfile.sql</text:p>
      <text:p text:style-name="P11"/>
      <text:p text:style-name="P13">Sacar script de solo los triggers y eventos</text:p>
      <text:p text:style-name="P25">mysqldump -u localhost -plocalhost <text:span text:style-name="T59">--routines --events --no-create-info --no-data --no-create-db --skip-opt karnaverde_fincarudy &gt; script_triggers_eventos.sql </text:span></text:p>
      <text:p text:style-name="P13"/>
      <text:p text:style-name="P11"/>
      <text:p text:style-name="P4">Sacar script de toda una bd con triggers y eventos: (hay que añadir --events) <text:span text:style-name="T30">los triggers vienen por defecto si quisieramos sacar el script sin triggers habria que poner --skip--triggers</text:span></text:p>
      <text:p text:style-name="P4">mysqldump -u localhost -plocalhost --events karnaverde_coslada2 &gt; karnaverde_coslada2_19022019_coneventos.sql</text:p>
      <text:p text:style-name="P4"/>
      <text:p text:style-name="P4"/>
      <text:p text:style-name="P4"/>
      <text:p text:style-name="P4"/>
      <text:p text:style-name="P5">mysqldump -u localhost -plocalhost --events <text:s/>--databases autoteo_coslada2 <text:s/>calendario_coslada2 compras_coslada2 consultas_coslada2 facturacion_coslada2 historicofacturacion_coslada2 huevin_coslada2 huevon_coslada2 <text:s/>karnaverde_coslada2 lectores_coslada2 ps_coslada2 sistema_coslada2 teo_coslada2 teohoras_coslada2 utilidades_coslada2 &gt; sistema_coslada2_20022019_contrigerseventosyestructura_sincambiar.sql</text:p>
      <text:p text:style-name="P5"/>
      <text:p text:style-name="P7">Para ver el codigo de todos los eventos:</text:p>
      <text:p text:style-name="P7">SELECT * FROM INFORMATION_SCHEMA.EVENTS;</text:p>
      <text:p text:style-name="P7"/>
      <text:p text:style-name="P7"/>
      <text:p text:style-name="P24">mysqldump -ulocalhost -plocalhost --databases $(mysql -ulocalhost -plocalhost -N information_schema -e "SELECT DISTINCT(TABLE_SCHEMA) FROM tables WHERE table_schema like '%cronos'") &gt; cronos_08022019_conremesaene.db</text:p>
      <text:p text:style-name="P24"/>
      <text:p text:style-name="P24"/>
      <text:p text:style-name="P6">mysqldump -u localhost -plocalhost --events <text:s/>--databases autoteo_rudy <text:s/>calendario_rudy compras_rudy consultas_rudy facturacion_rudy historicofacturacion_rudy huevin_rudy huevon_rudy <text:s/>karnaverde_rudy lectores_rudy ps_rudy sistema_rudy teo_rudy teohoras_rudy utilidades_rudy &gt; sistema_rudy_<text:span text:style-name="T31">15032019</text:span>.sql</text:p>
      <text:p text:style-name="P6"/>
      <text:p text:style-name="P6"/>
      <text:p text:style-name="P6"><text:soft-page-break/></text:p>
      <text:p text:style-name="P6">pruebas <text:span text:style-name="T32">(donde tengo programado los trbs que he programado para probar la comunicacion)</text:span></text:p>
      <text:p text:style-name="P6"/>
      <text:p text:style-name="P6">mysqldump -u localhost -plocalhost --events <text:s/>--databases autoteo_pruebas <text:s/>calendario_pruebas compras_pruebas consultas_pruebas facturacion_pruebas historicofacturacion_pruebas huevin_pruebas huevon_pruebas <text:s/>karnaverde_pruebas lectores_pruebas ps_pruebas sistema_pruebas teo_pruebas teohoras_pruebas utilidades_pruebas &gt; sistema_pruebas_<text:span text:style-name="T31">19032019</text:span>.sql</text:p>
      <text:p text:style-name="P6"/>
      <text:p text:style-name="P8"><text:span text:style-name="T33">m</text:span>onjas (donde tengo programado el teo)</text:p>
      <text:p text:style-name="P9">mysqldump -u localhost -plocalhost --events <text:s/>--databases autoteo_monjas <text:s/>calendario_monjas compras_monjas consultas_monjas facturacion_monjas historicofacturacion_monjas huevin_monjas huevon_monjas <text:s/>karnaverde_monjas lectores_monjas ps_monjas sistema_monjas teo_monjas teohoras_monjas utilidades_monjas &gt; <text:span text:style-name="T34">sistema_</text:span>monj<text:span text:style-name="T34">as_</text:span>22<text:span text:style-name="T34">032019.sql</text:span></text:p>
      <text:p text:style-name="P9"/>
      <text:p text:style-name="P9"/>
      <text:p text:style-name="P6">pruebas<text:span text:style-name="T32">2 (donde tengo programado los comandos, trbs, tps,...para probar el borrar y el modificar)</text:span></text:p>
      <text:p text:style-name="P6"/>
      <text:p text:style-name="P6">mysqldump -u localhost -plocalhost --events <text:s/>--databases autoteo_pruebas<text:span text:style-name="T33">2</text:span> <text:s/>calendario_pruebas<text:span text:style-name="T33">2</text:span> compras_pruebas<text:span text:style-name="T33">2</text:span> consultas_pruebas<text:span text:style-name="T33">2</text:span> facturacion_pruebas<text:span text:style-name="T33">2</text:span> historicofacturacion_pruebas<text:span text:style-name="T33">2</text:span> huevin_pruebas<text:span text:style-name="T33">2</text:span> huevon_pruebas<text:span text:style-name="T33">2</text:span> <text:s/>karnaverde_pruebas<text:span text:style-name="T33">2</text:span> lectores_pruebas<text:span text:style-name="T33">2</text:span> ps_pruebas<text:span text:style-name="T33">2</text:span> sistema_pruebas<text:span text:style-name="T33">2</text:span> teo_pruebas<text:span text:style-name="T33">2</text:span> teohoras_pruebas<text:span text:style-name="T33">2</text:span> utilidades_pruebas<text:span text:style-name="T33">2</text:span> &gt; sistema_pruebas<text:span text:style-name="T33">2</text:span>_<text:span text:style-name="T33">26032019</text:span>.sql</text:p>
      <text:p text:style-name="P6"/>
      <text:p text:style-name="P6">mysqldump -u localhost -plocalhost --events <text:s/>--databases autoteo_fincarudy <text:s/>calendario_fincarudy compras_fincarudy consultas_fincarudy facturacion_fincarudy historicofacturacion_fincarudy huevin_fincarudy huevon_fincarudy <text:s/>karnaverde_fincarudy lectores_fincarudy ps_fincarudy sistema_fincarudy teo_fincarudy teohoras_fincarudy utilidades_fincarudy &gt; sistema_fincarudy_<text:span text:style-name="T35">12042019</text:span>.sql</text:p>
      <text:p text:style-name="P6"/>
      <text:p text:style-name="P6">show triggers where `Table` = '_192_168_1_30_197'\G;</text:p>
      <text:p text:style-name="P12">Para obtener el nombre de un trigger para poder eliminarlo por ejemplo.</text:p>
      <text:p text:style-name="P12"/>
      <text:p text:style-name="P6">SELECT TRIGGER_NAME FROM INFORMATION_SCHEMA.TRIGGERS WHERE EVENT_OBJECT_TABLE='_192_168_1_30_197'</text:p>
      <text:p text:style-name="P6"/>
      <text:p text:style-name="P6"/>
      <text:p text:style-name="P10">Coger directorio de git</text:p>
      <text:p text:style-name="P14">git clone ssh:<text:a xlink:type="simple" xlink:href="mailto://subiw@88.2.96.146" text:style-name="Internet_20_link" text:visited-style-name="Visited_20_Internet_20_Link">//subiw@88.2.96.146</text:a>:31/opt/git/esther.git</text:p>
      <text:p text:style-name="P14"/>
      <text:p text:style-name="P17">angular</text:p>
      <text:p text:style-name="P17">npm i</text:p>
      <text:p text:style-name="P17">sudo ng serve (dentro de la carpeta app)</text:p>
      <text:p text:style-name="P17"/>
      <text:p text:style-name="P17">sudo valgrind –leak-check=yes ./kernelsoa pruebas (para ver que funciones consumen memoria)</text:p>
      <text:p text:style-name="P17">buscar en el top o htop memcheck_amd64</text:p>
      <text:p text:style-name="P17"/>
      <text:p text:style-name="P15">mysqldump -u localhost -plocalhost --events <text:s/>--databases autoteo_<text:span text:style-name="T41">sistema_pruebas</text:span> <text:s/>calendario_<text:span text:style-name="T41">sistema_pruebas</text:span> compras_<text:span text:style-name="T41">sistema_pruebas</text:span> consultas_<text:span text:style-name="T41">sistema_pruebas</text:span> facturacion_<text:span text:style-name="T41">sistema_pruebas</text:span> historicofacturacion_<text:span text:style-name="T41">sistema_pruebas</text:span> huevin_<text:span text:style-name="T41">sistema_pruebas</text:span> huevon_<text:span text:style-name="T41">sistema_pruebas</text:span> <text:s/>karnaverde_<text:span text:style-name="T41">sistema_pruebas</text:span> lectores_<text:span text:style-name="T41">sistema_pruebas</text:span> ps_<text:span text:style-name="T41">sistema_pruebas</text:span> sistema_<text:span text:style-name="T41">sistema_pruebas</text:span> teo_<text:span text:style-name="T41">sistema_pruebas</text:span> teohoras_<text:span text:style-name="T41">sistema_pruebas</text:span> utilidades_<text:span text:style-name="T41">sistema_pruebas</text:span> &gt; sistema_<text:span text:style-name="T41">sistema_pruebas</text:span>_<text:span text:style-name="T41">10062019</text:span>.sql</text:p>
      <text:p text:style-name="P15"/>
      <text:p text:style-name="P16">mysqldump -u localhost -plocalhost --events <text:s/>--databases autoteo_pruebaskernelloa <text:s/>calendario_pruebaskernelloa compras_pruebaskernelloa consultas_pruebaskernelloa <text:soft-page-break/>facturacion_pruebaskernelloa historicofacturacion_pruebaskernelloa huevin_pruebaskernelloa huevon_pruebaskernelloa <text:s/>karnaverde_pruebaskernelloa lectores_pruebaskernelloa ps_pruebaskernelloa sistema_pruebaskernelloa teo_pruebaskernelloa teohoras_pruebaskernelloa utilidades_pruebaskernelloa &gt; <text:span text:style-name="T58">sistema</text:span>_pruebaskernelloa_<text:span text:style-name="T58">27082019</text:span>.sql</text:p>
      <text:p text:style-name="P43">TRIGGERS:</text:p>
      <text:p text:style-name="P18"/>
      <text:p text:style-name="P19">CREAR TRIGGER:</text:p>
      <text:p text:style-name="P19"><text:span text:style-name="T42">CREATE</text:span> <text:span text:style-name="T50">[</text:span><text:span text:style-name="T42">DEFINER</text:span> <text:span text:style-name="T52">=</text:span> <text:span text:style-name="Emphasis"><text:span text:style-name="T45">user</text:span></text:span><text:span text:style-name="T50">]</text:span> <text:span text:style-name="T42">TRIGGER</text:span> <text:span text:style-name="Emphasis"><text:span text:style-name="T46">trigger_name</text:span></text:span> <text:span text:style-name="Emphasis"><text:span text:style-name="T46">trigger_time</text:span></text:span> <text:span text:style-name="Emphasis"><text:span text:style-name="T46">trigger_event</text:span></text:span> <text:span text:style-name="T42">ON</text:span> <text:span text:style-name="Emphasis"><text:span text:style-name="T46">tbl_name</text:span></text:span> <text:span text:style-name="T42">FOR</text:span> <text:span text:style-name="T42">EACH</text:span> <text:span text:style-name="T42">ROW</text:span> <text:span text:style-name="T50">[</text:span><text:span text:style-name="Emphasis"><text:span text:style-name="T46">trigger_order</text:span></text:span><text:span text:style-name="T50">]</text:span> <text:span text:style-name="Emphasis"><text:span text:style-name="T46">trigger_body</text:span></text:span> <text:span text:style-name="Emphasis"><text:span text:style-name="T46">trigger_time</text:span></text:span><text:span text:style-name="T44">: { </text:span><text:span text:style-name="T42">BEFORE</text:span> <text:span text:style-name="T52">|</text:span> <text:span text:style-name="T42">AFTER</text:span> <text:span text:style-name="T44">} </text:span><text:span text:style-name="Emphasis"><text:span text:style-name="T46">trigger_event</text:span></text:span><text:span text:style-name="T44">: { </text:span><text:span text:style-name="T42">INSERT</text:span> <text:span text:style-name="T52">|</text:span> <text:span text:style-name="T42">UPDATE</text:span> <text:span text:style-name="T52">|</text:span> <text:span text:style-name="T42">DELETE</text:span> <text:span text:style-name="T44">} </text:span><text:span text:style-name="Emphasis"><text:span text:style-name="T46">trigger_order</text:span></text:span><text:span text:style-name="T44">: { </text:span><text:span text:style-name="T42">FOLLOWS</text:span> <text:span text:style-name="T52">|</text:span> <text:span text:style-name="T42">PRECEDES</text:span> <text:span text:style-name="T44">} </text:span><text:span text:style-name="Emphasis"><text:span text:style-name="T46">other_trigger_name</text:span></text:span></text:p>
      <text:p text:style-name="P19"><text:span text:style-name="Emphasis"><text:span text:style-name="T46"/></text:span></text:p>
      <text:p text:style-name="P26"><text:span text:style-name="Emphasis"><text:span text:style-name="T22">Ejemplo: </text:span></text:span></text:p>
      <text:p text:style-name="P26"><text:span text:style-name="Emphasis"><text:span text:style-name="T25">mysql&gt;</text:span></text:span><text:span text:style-name="Emphasis"><text:span text:style-name="T21"> </text:span></text:span><text:span text:style-name="Emphasis"><text:span text:style-name="T23">delimiter</text:span></text:span><text:span text:style-name="Emphasis"><text:span text:style-name="T21"> </text:span></text:span><text:span text:style-name="Emphasis"><text:span text:style-name="T26">//</text:span></text:span><text:span text:style-name="Emphasis"><text:span text:style-name="T21"> </text:span></text:span></text:p>
      <text:p text:style-name="P26"><text:span text:style-name="Emphasis"><text:span text:style-name="T25">mysql&gt;</text:span></text:span><text:span text:style-name="Emphasis"><text:span text:style-name="T21"> </text:span></text:span><text:span text:style-name="Emphasis"><text:span text:style-name="T23">CREATE</text:span></text:span><text:span text:style-name="Emphasis"><text:span text:style-name="T21"> </text:span></text:span><text:span text:style-name="Emphasis"><text:span text:style-name="T23">TRIGGER</text:span></text:span><text:span text:style-name="Emphasis"><text:span text:style-name="T21"> </text:span></text:span><text:span text:style-name="Emphasis"><text:span text:style-name="T20">upd_check </text:span></text:span></text:p>
      <text:p text:style-name="P26"><text:span text:style-name="Emphasis"><text:span text:style-name="T23">BEFORE</text:span></text:span><text:span text:style-name="Emphasis"><text:span text:style-name="T21"> </text:span></text:span><text:span text:style-name="Emphasis"><text:span text:style-name="T23">UPDATE</text:span></text:span><text:span text:style-name="Emphasis"><text:span text:style-name="T21"> </text:span></text:span><text:span text:style-name="Emphasis"><text:span text:style-name="T23">ON</text:span></text:span><text:span text:style-name="Emphasis"><text:span text:style-name="T21"> </text:span></text:span><text:span text:style-name="Emphasis"><text:span text:style-name="T23">account</text:span></text:span><text:span text:style-name="Emphasis"><text:span text:style-name="T21"> </text:span></text:span></text:p>
      <text:p text:style-name="P26"><text:span text:style-name="Emphasis"><text:span text:style-name="T23">FOR</text:span></text:span><text:span text:style-name="Emphasis"><text:span text:style-name="T21"> </text:span></text:span><text:span text:style-name="Emphasis"><text:span text:style-name="T23">EACH</text:span></text:span><text:span text:style-name="Emphasis"><text:span text:style-name="T21"> </text:span></text:span><text:span text:style-name="Emphasis"><text:span text:style-name="T23">ROW</text:span></text:span><text:span text:style-name="Emphasis"><text:span text:style-name="T21"> </text:span></text:span></text:p>
      <text:p text:style-name="P26"><text:span text:style-name="Emphasis"><text:span text:style-name="T23">BEGIN</text:span></text:span><text:span text:style-name="Emphasis"><text:span text:style-name="T21"> </text:span></text:span></text:p>
      <text:p text:style-name="P26"><text:span text:style-name="Emphasis"><text:span text:style-name="T23">IF</text:span></text:span><text:span text:style-name="Emphasis"><text:span text:style-name="T21"> </text:span></text:span><text:span text:style-name="Emphasis"><text:span text:style-name="T23">NEW</text:span></text:span><text:span text:style-name="Emphasis"><text:span text:style-name="T24">.</text:span></text:span><text:span text:style-name="Emphasis"><text:span text:style-name="T20">amount </text:span></text:span><text:span text:style-name="Emphasis"><text:span text:style-name="T25">&lt;</text:span></text:span><text:span text:style-name="Emphasis"><text:span text:style-name="T21"> </text:span></text:span><text:span text:style-name="Emphasis"><text:span text:style-name="T27">0</text:span></text:span><text:span text:style-name="Emphasis"><text:span text:style-name="T21"> </text:span></text:span><text:span text:style-name="Emphasis"><text:span text:style-name="T23">THEN</text:span></text:span><text:span text:style-name="Emphasis"><text:span text:style-name="T21"> </text:span></text:span><text:span text:style-name="Emphasis"><text:span text:style-name="T23">SET</text:span></text:span><text:span text:style-name="Emphasis"><text:span text:style-name="T21"> </text:span></text:span><text:span text:style-name="Emphasis"><text:span text:style-name="T23">NEW</text:span></text:span><text:span text:style-name="Emphasis"><text:span text:style-name="T24">.</text:span></text:span><text:span text:style-name="Emphasis"><text:span text:style-name="T20">amount </text:span></text:span><text:span text:style-name="Emphasis"><text:span text:style-name="T25">=</text:span></text:span><text:span text:style-name="Emphasis"><text:span text:style-name="T21"> </text:span></text:span><text:span text:style-name="Emphasis"><text:span text:style-name="T27">0</text:span></text:span><text:span text:style-name="Emphasis"><text:span text:style-name="T24">;</text:span></text:span><text:span text:style-name="Emphasis"><text:span text:style-name="T21"> </text:span></text:span><text:span text:style-name="Emphasis"><text:span text:style-name="T23">ELSEIF</text:span></text:span><text:span text:style-name="Emphasis"><text:span text:style-name="T21"> </text:span></text:span><text:span text:style-name="Emphasis"><text:span text:style-name="T23">NEW</text:span></text:span><text:span text:style-name="Emphasis"><text:span text:style-name="T24">.</text:span></text:span><text:span text:style-name="Emphasis"><text:span text:style-name="T20">amount </text:span></text:span><text:span text:style-name="Emphasis"><text:span text:style-name="T25">&gt;</text:span></text:span><text:span text:style-name="Emphasis"><text:span text:style-name="T21"> </text:span></text:span><text:span text:style-name="Emphasis"><text:span text:style-name="T27">100</text:span></text:span><text:span text:style-name="Emphasis"><text:span text:style-name="T21"> </text:span></text:span><text:span text:style-name="Emphasis"><text:span text:style-name="T23">THEN</text:span></text:span><text:span text:style-name="Emphasis"><text:span text:style-name="T21"> </text:span></text:span><text:span text:style-name="Emphasis"><text:span text:style-name="T23">SET</text:span></text:span><text:span text:style-name="Emphasis"><text:span text:style-name="T21"> </text:span></text:span><text:span text:style-name="Emphasis"><text:span text:style-name="T23">NEW</text:span></text:span><text:span text:style-name="Emphasis"><text:span text:style-name="T24">.</text:span></text:span><text:span text:style-name="Emphasis"><text:span text:style-name="T20">amount </text:span></text:span><text:span text:style-name="Emphasis"><text:span text:style-name="T25">=</text:span></text:span><text:span text:style-name="Emphasis"><text:span text:style-name="T21"> </text:span></text:span><text:span text:style-name="Emphasis"><text:span text:style-name="T27">100</text:span></text:span><text:span text:style-name="Emphasis"><text:span text:style-name="T24">;</text:span></text:span><text:span text:style-name="Emphasis"><text:span text:style-name="T21"> </text:span></text:span></text:p>
      <text:p text:style-name="P26"><text:span text:style-name="Emphasis"><text:span text:style-name="T23">END</text:span></text:span><text:span text:style-name="Emphasis"><text:span text:style-name="T21"> </text:span></text:span><text:span text:style-name="Emphasis"><text:span text:style-name="T23">IF</text:span></text:span><text:span text:style-name="Emphasis"><text:span text:style-name="T24">;</text:span></text:span><text:span text:style-name="Emphasis"><text:span text:style-name="T21"> </text:span></text:span></text:p>
      <text:p text:style-name="P26"><text:span text:style-name="Emphasis"><text:span text:style-name="T23">END</text:span></text:span><text:span text:style-name="Emphasis"><text:span text:style-name="T24">;</text:span></text:span><text:span text:style-name="Emphasis"><text:span text:style-name="T26">//</text:span></text:span><text:span text:style-name="Emphasis"><text:span text:style-name="T21"> </text:span></text:span></text:p>
      <text:p text:style-name="P26"><text:span text:style-name="Emphasis"><text:span text:style-name="T25">mysql&gt;</text:span></text:span><text:span text:style-name="Emphasis"><text:span text:style-name="T21"> </text:span></text:span><text:span text:style-name="Emphasis"><text:span text:style-name="T23">delimiter</text:span></text:span><text:span text:style-name="Emphasis"><text:span text:style-name="T21"> </text:span></text:span><text:span text:style-name="Emphasis"><text:span text:style-name="T24">;</text:span></text:span></text:p>
      <text:p text:style-name="P26"><text:span text:style-name="Emphasis"><text:span text:style-name="T24"/></text:span></text:p>
      <text:p text:style-name="P26"><text:span text:style-name="Emphasis"><text:span text:style-name="T24"/></text:span></text:p>
      <text:p text:style-name="P20"><text:span text:style-name="Emphasis"><text:span text:style-name="T47">ELIMINAR TRIGGER</text:span></text:span></text:p>
      <text:p text:style-name="P20"><text:span text:style-name="Emphasis"><text:span text:style-name="T43">DROP</text:span></text:span><text:span text:style-name="Emphasis"><text:span text:style-name="T47"> </text:span></text:span><text:span text:style-name="Emphasis"><text:span text:style-name="T43">TRIGGER</text:span></text:span><text:span text:style-name="Emphasis"><text:span text:style-name="T47"> </text:span></text:span><text:span text:style-name="Emphasis"><text:span text:style-name="T51">[</text:span></text:span><text:span text:style-name="Emphasis"><text:span text:style-name="T43">IF</text:span></text:span><text:span text:style-name="Emphasis"><text:span text:style-name="T47"> </text:span></text:span><text:span text:style-name="Emphasis"><text:span text:style-name="T43">EXISTS</text:span></text:span><text:span text:style-name="Emphasis"><text:span text:style-name="T51">]</text:span></text:span><text:span text:style-name="Emphasis"><text:span text:style-name="T47"> </text:span></text:span><text:span text:style-name="Emphasis"><text:span text:style-name="T51">[</text:span></text:span><text:span text:style-name="Emphasis"><text:span text:style-name="T48">schema_name</text:span></text:span><text:span text:style-name="Emphasis"><text:span text:style-name="T51">.]</text:span></text:span><text:span text:style-name="Emphasis"><text:span text:style-name="T47">trigger_name</text:span></text:span></text:p>
      <text:p text:style-name="P18"/>
      <text:p text:style-name="P21">MOSTRAR</text:p>
      <text:p text:style-name="P21"/>
      <text:p text:style-name="P21">show triggers from bd where `table`='_192_168_1_30_1879';</text:p>
      <text:p text:style-name="P18"/>
      <text:p text:style-name="P37"><text:span text:style-name="Strong_20_Emphasis"><text:span text:style-name="T17">ACTIVAR Y DESACTIVAR</text:span></text:span><text:span text:style-name="Strong_20_Emphasis"><text:span text:style-name="T16">.</text:span></text:span></text:p>
      <text:list xml:id="list3568848848" text:style-name="L1">
        <text:list-item>
          <text:p text:style-name="P55"><text:span text:style-name="T16">Para </text:span><text:span text:style-name="T18">activar un trigger en mysql</text:span><text:span text:style-name="T16"> hay que lanzar el siguiente comando en </text:span><text:span text:style-name="T18">mysql</text:span><text:span text:style-name="T16">: </text:span><text:span text:style-name="Strong_20_Emphasis"><text:span text:style-name="T16">ALTER TRIGGER nombre trigger ENABLE</text:span></text:span></text:p>
        </text:list-item>
        <text:list-item>
          <text:p text:style-name="P55"><text:span text:style-name="T16">Para </text:span><text:span text:style-name="T18">desactivar un trigger en mysql</text:span><text:span text:style-name="T16"> hay que lanzar el siguiente comando en </text:span><text:span text:style-name="T18">mysql</text:span><text:span text:style-name="T16">: </text:span><text:span text:style-name="Strong_20_Emphasis"><text:span text:style-name="T16">ALTER TRIGGER nombre trigger DISABLE</text:span></text:span></text:p>
        </text:list-item>
      </text:list>
      <text:p text:style-name="P38"><text:line-break/><text:span text:style-name="T16">También es posible </text:span><text:span text:style-name="T18">activar y desactivar triggers en mysql</text:span><text:span text:style-name="T19"> </text:span><text:span text:style-name="T16">por tabla:</text:span></text:p>
      <text:list xml:id="list3701385436" text:style-name="L2">
        <text:list-item>
          <text:p text:style-name="P56"><text:span text:style-name="T16">Para </text:span><text:span text:style-name="T18">activar un trigger de una tabla en mysql</text:span><text:span text:style-name="T16"> hay que lanzar el siguiente comando en </text:span><text:span text:style-name="Strong_20_Emphasis"><text:span text:style-name="T16">mysql</text:span></text:span><text:span text:style-name="T16">: </text:span><text:span text:style-name="Strong_20_Emphasis"><text:span text:style-name="T16">ALTER TABLE nombre tabla ENABLE ALL TRIGGERS</text:span></text:span></text:p>
        </text:list-item>
        <text:list-item>
          <text:p text:style-name="P56"><text:span text:style-name="T16">Para </text:span><text:span text:style-name="T18">activar un trigger de una tabla en mysql</text:span><text:span text:style-name="T16"> hay que lanzar el siguiente comando en </text:span><text:span text:style-name="Strong_20_Emphasis"><text:span text:style-name="T16">mysql</text:span></text:span><text:span text:style-name="T16">: </text:span><text:span text:style-name="Strong_20_Emphasis"><text:span text:style-name="T16">ALTER TABLE nombre tabla DISABLE ALL TRIGGERS</text:span></text:span></text:p>
        </text:list-item>
      </text:list>
      <text:p text:style-name="P37"><text:span text:style-name="Strong_20_Emphasis"><text:span text:style-name="T16"/></text:span></text:p>
      <text:p text:style-name="P18"/>
      <text:p text:style-name="P43"><text:a xlink:type="simple" xlink:href="https://dev.mysql.com/doc/refman/8.0/en/faqs-triggers.html#faq-mysql-can-triggers-same-events" text:style-name="Internet_20_link" text:visited-style-name="Visited_20_Internet_20_Link">https://dev.mysql.com/doc/refman/8.0/en/faqs-triggers.html#faq-mysql-can-triggers-same-events</text:a></text:p>
      <text:p text:style-name="P18"/>
      <table:table table:name="Tabla2" table:style-name="Tabla2">
        <table:table-column table:style-name="Tabla2.A"/>
        <table:table-column table:style-name="Tabla2.B"/>
        <table:table-row table:style-name="Tabla2.1">
          <table:table-cell table:style-name="Tabla2.A1" office:value-type="string">
            <text:p text:style-name="P28">A.5.10.</text:p>
          </table:table-cell>
          <table:table-cell table:style-name="Tabla2.A1" office:value-type="string">
            <text:p text:style-name="P47">Can a table have multiple triggers with the same trigger event and action time?</text:p>
          </table:table-cell>
        </table:table-row>
        <table:table-row table:style-name="Tabla2.1">
          <table:table-cell table:style-name="Tabla2.A1" office:value-type="string">
            <text:p text:style-name="P46"/>
          </table:table-cell>
          <table:table-cell table:style-name="Tabla2.A1" office:value-type="string">
            <text:p text:style-name="P30"><text:span text:style-name="T54">In MySQL 8.0, it is possible to define multiple triggers for a given table that have the same trigger event and action time. For example, you can have two </text:span><text:span text:style-name="Source_20_Text"><text:span text:style-name="T49">BEFORE UPDATE</text:span></text:span><text:span text:style-name="T54"> triggers for a table. By default, triggers that have the same trigger event and action time activate in the order they were created. To affect trigger order, specify a clause after </text:span><text:span text:style-name="Source_20_Text"><text:span text:style-name="T49">FOR EACH ROW</text:span></text:span><text:span text:style-name="T54"> that indicates </text:span><text:span text:style-name="Source_20_Text"><text:span text:style-name="T49">FOLLOWS</text:span></text:span><text:span text:style-name="T54"> or </text:span><text:span text:style-name="Source_20_Text"><text:span text:style-name="T49">PRECEDES</text:span></text:span><text:span text:style-name="T54"> and the name of an existing trigger that also has the same trigger event and action time. With </text:span><text:span text:style-name="Source_20_Text"><text:span text:style-name="T49">FOLLOWS</text:span></text:span><text:span text:style-name="T54">, the new trigger activates after the existing trigger. With </text:span><text:span text:style-name="Source_20_Text"><text:span text:style-name="T49">PRECEDES</text:span></text:span><text:span text:style-name="T54">, the new trigger activates before the existing trigger.</text:span></text:p>
          </table:table-cell>
        </table:table-row>
        <table:table-row table:style-name="Tabla2.1">
          <table:table-cell table:style-name="Tabla2.A1" office:value-type="string">
            <text:p text:style-name="P28"><text:bookmark text:name="idm140069884232000"/><text:bookmark text:name="faq-mysql-can-triggers-udf"/>A.5.11.</text:p>
          </table:table-cell>
          <table:table-cell table:style-name="Tabla2.A1" office:value-type="string">
            <text:p text:style-name="P47">Can triggers call an external application through a UDF?</text:p>
          </table:table-cell>
        </table:table-row>
        <table:table-row table:style-name="Tabla2.1">
          <table:table-cell table:style-name="Tabla2.A1" office:value-type="string">
            <text:p text:style-name="P46"/>
          </table:table-cell>
          <table:table-cell table:style-name="Tabla2.A1" office:value-type="string">
            <text:p text:style-name="P30"><text:span text:style-name="T54">Yes. For example, a trigger could invoke the </text:span><text:span text:style-name="Source_20_Text"><text:span text:style-name="T49">sys_exec()</text:span></text:span><text:span text:style-name="T54"> UDF.</text:span></text:p>
          </table:table-cell>
        </table:table-row>
        <table:table-row table:style-name="Tabla2.1">
          <table:table-cell table:style-name="Tabla2.A1" office:value-type="string">
            <text:p text:style-name="P28"><text:bookmark text:name="idm140069884229184"/><text:bookmark text:name="faq-mysql-can-triggers-remote"/>A.5.12.</text:p>
          </table:table-cell>
          <table:table-cell table:style-name="Tabla2.A1" office:value-type="string">
            <text:p text:style-name="P47">Is it possible for a trigger to update tables on a remote server?</text:p>
          </table:table-cell>
        </table:table-row>
        <table:table-row table:style-name="Tabla2.1">
          <table:table-cell table:style-name="Tabla2.A1" office:value-type="string">
            <text:p text:style-name="P46"/>
          </table:table-cell>
          <table:table-cell table:style-name="Tabla2.A1" office:value-type="string">
            <text:p text:style-name="P30"><text:span text:style-name="T54">Yes. A table on a remote server could be updated using the </text:span><text:span text:style-name="Source_20_Text"><text:span text:style-name="T49">FEDERATED</text:span></text:span><text:span text:style-name="T54"> storage engine. (See </text:span><text:a xlink:type="simple" xlink:href="https://dev.mysql.com/doc/refman/8.0/en/federated-storage-engine.html" text:style-name="Internet_20_link" text:visited-style-name="Visited_20_Internet_20_Link"><text:span text:style-name="T55">Section 16.8, “The FEDERATED Storage Engine”</text:span></text:a><text:span text:style-name="T54">).</text:span></text:p>
          </table:table-cell>
        </table:table-row>
        <table:table-row table:style-name="Tabla2.1">
          <table:table-cell table:style-name="Tabla2.A1" office:value-type="string">
            <text:p text:style-name="P28"><text:bookmark text:name="idm140069884225616"/><text:bookmark text:name="faq-mysql-can-triggers-replication"/>A.5.13.</text:p>
          </table:table-cell>
          <table:table-cell table:style-name="Tabla2.A1" office:value-type="string">
            <text:p text:style-name="P47">Do triggers work with replication?</text:p>
          </table:table-cell>
        </table:table-row>
        <table:table-row table:style-name="Tabla2.1">
          <table:table-cell table:style-name="Tabla2.A1" office:value-type="string">
            <text:p text:style-name="P46"/>
          </table:table-cell>
          <table:table-cell table:style-name="Tabla2.A1" office:value-type="string">
            <text:p text:style-name="P29">Yes. However, the way in which they work depends whether you are using MySQL's <text:span text:style-name="T53">“</text:span><text:span text:style-name="T56">classic”</text:span> statement-based or row-based replication format.</text:p>
            <text:p text:style-name="P47">When using statement-based replication, triggers on the slave are executed by statements that are executed on the master (and replicated to the slave).</text:p>
            <text:p text:style-name="P47">When using row-based replication, triggers are not executed on the slave due to statements that were run on the master and then replicated to the slave. Instead, when using row-based replication, the changes caused by executing the trigger on the master are applied on the slave.</text:p>
          </table:table-cell>
        </table:table-row>
      </table:table>
      <text:p text:style-name="P18"/>
      <text:p text:style-name="P18"/>
      <text:p text:style-name="P18"><text:a xlink:type="simple" xlink:href="https://stackoverflow.com/questions/3762880/create-mysql-trigger-via-php" text:style-name="Internet_20_link" text:visited-style-name="Visited_20_Internet_20_Link">https://stackoverflow.com/questions/3762880/create-mysql-trigger-via-php</text:a></text:p>
      <text:p text:style-name="P18"/>
      <text:p text:style-name="P18"/>
      <text:p text:style-name="P22">MOSTRAR EVENTOS;</text:p>
      <text:p text:style-name="P22"><text:s/>show events where `Name` LIKE '%_<text:span text:style-name="T57">tabla</text:span>%';</text:p>
      <text:p text:style-name="P22"><text:s/>show events <text:span text:style-name="T57">from bd </text:span>where `Name` LIKE '%<text:span text:style-name="T57">tabla</text:span>%';</text:p>
      <text:p text:style-name="P22"/>
      <text:p text:style-name="P22"/>
      <text:p text:style-name="P22">CREATE USER 'fincarudy'@'%' IDENTIFIED BY 'fincarudy';</text:p>
      <text:p text:style-name="P22">GRANT ALL PRIVILEGES ON * . * TO 'fincarudy'@'%';</text:p>
      <text:p text:style-name="P22">GRANT ALL ON *.* TO 'fincarudy'@'localhost' IDENTIFIED BY 'fincarudy';</text:p>
      <text:p text:style-name="P22">FLUSH PRIVILEGES;</text:p>
      <text:p text:style-name="P22"/>
      <text:p text:style-name="P22"/>
      <text:p text:style-name="P22"/>
      <text:p text:style-name="P44">TRIGGERS</text:p>
      <text:p text:style-name="P23">Para incluir diferentes codigos dependiendo de una variable: EJ. NEW.codigoborna hacer una u otra funcionalidad</text:p>
      <text:p text:style-name="P23"/>
      <text:p text:style-name="P41">CASE</text:p>
      <text:p text:style-name="P51"/>
      <text:p text:style-name="P52"><text:s text:c="3"/><text:span text:style-name="T60">WHEN condition_1 THEN </text:span></text:p>
      <text:p text:style-name="P52"><text:s text:c="5"/><text:span text:style-name="T60">{...statements to execute when condition_1 is TRUE...}</text:span></text:p>
      <text:p text:style-name="P52"><text:s/><text:span text:style-name="T60">[ WHEN condition_2 THEN</text:span></text:p>
      <text:p text:style-name="P52"><text:s text:c="5"/><text:span text:style-name="T60">{...statements to execute when condition_2 is TRUE...} ]</text:span></text:p>
      <text:p text:style-name="P52"><text:s/><text:span text:style-name="T60">[ WHEN condition_n THEN</text:span></text:p>
      <text:p text:style-name="P52"><text:s text:c="5"/><text:span text:style-name="T60">{...statements to execute when condition_n is TRUE...} ]</text:span></text:p>
      <text:p text:style-name="P51"/>
      <text:p text:style-name="P52"><text:s/><text:span text:style-name="T60">[ <text:s/>ELSE</text:span></text:p>
      <text:p text:style-name="P52"><text:s text:c="5"/><text:span text:style-name="T60">{...statements to execute when all conditions were FALSE...} ]</text:span></text:p>
      <text:p text:style-name="P51"/>
      <text:p text:style-name="P53"><text:span text:style-name="T28">END CASE;</text:span></text:p>
      <text:p text:style-name="P53"><text:span text:style-name="T29"/></text:p>
      <text:p text:style-name="P53"><text:span text:style-name="T62"/></text:p>
      <text:list xml:id="list454903682" text:style-name="L3">
        <text:list-header>
          <text:p text:style-name="P59"/>
          <text:p text:style-name="P59"/>
          <text:p text:style-name="P59">Resp: Da por que si hay varios casos, no puede meter varios valores en la variable, por tanto modificado en los triggers que cuando lea haga limit 1, asi nos aseguramos a que haya un solo valor. Aunque no se debería de dar la situación de que haya varios casos si se diese, no daria error si se vuelve a lanzar el triggers</text:p>
          <text:p text:style-name="P58">https://dev.mysql.com/doc/refman/5.7/en/locking_function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Menlo, Monaco, 'Lucida Console', 'Liberation Mono', 'DejaVu Sans Mono', 'Bitstream Vera Sans Mono', 'Courier New', monospace, sans-serif"/>
    <style:font-face style:name="Courier New" svg:font-family="'Courier New', Courier, fixed, monospace"/>
    <style:font-face style:name="Droid Sans Mono" svg:font-family="'Droid Sans Mono', monospace, monospace, 'Droid Sans Fallback'"/>
    <style:font-face style:name="Liberation Mono1" svg:font-family="'Liberation Mono', Consolas, Monaco, 'Andale Mono', 'Ubuntu Mono', monospace"/>
    <style:font-face style:name="Liberation Serif1" svg:font-family="'Liberation Serif'"/>
    <style:font-face style:name="Menlo" svg:font-family="Menlo, Monaco, 'Andale Mono', 'lucida console', 'Courier New', monospace"/>
    <style:font-face style:name="Menlo1" svg:font-family="Menlo, Monaco, Consolas, 'Courier New', monospace"/>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Liberation Serif" fo:font-family="'Liberation Serif'" style:font-family-generic="roman" style:font-pitch="variable" fo:font-size="24pt" fo:font-weight="bold" style:font-name-asian="DejaVu LGC Sans" style:font-family-asian="'DejaVu LGC Sans'" style:font-family-generic-asian="system" style:font-pitch-asian="variable" style:font-size-asian="24pt" style:font-weight-asian="bold" style:font-name-complex="DejaVu LGC Sans" style:font-family-complex="'DejaVu LGC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32cm" fo:margin-right="0.7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1:35:40.144106510</meta:creation-date>
    <dc:date>2020-04-15T18:58:49.757453853</dc:date>
    <meta:editing-duration>P1DT8H42M26S</meta:editing-duration>
    <meta:editing-cycles>30</meta:editing-cycles>
    <meta:generator>LibreOffice/6.0.7.3$Linux_X86_64 LibreOffice_project/00m0$Build-3</meta:generator>
    <meta:print-date>2019-07-19T09:42:12.592277197</meta:print-date>
    <meta:document-statistic meta:table-count="2" meta:image-count="0" meta:object-count="0" meta:page-count="8" meta:paragraph-count="192" meta:word-count="2118" meta:character-count="15645" meta:non-whitespace-character-count="13605"/>
  </office:meta>
</office:document-meta>
</file>